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7d8"/>
    </style:style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eps="1" table:maximum-difference="1"/>
      </table:calculation-settings>
      <table:table table:name="OR AND XOR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1) Finde Gewichte für das boolesche O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2) Finde Gewichte für das boolesche AN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3) Finde Gewichte für das boolesche XOR</text:p>
          </table:table-cell>
          <table:table-cell table:number-columns-repeated="3"/>
          <table:table-cell table:style-name="Default"/>
        </table:table-row>
        <table:table-row table:style-name="ro1" table:number-rows-repeated="4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ACT([.B14] ; [.$B$8] )" office:value-type="float" office:value="0.0000485669986282697" calcext:value-type="float">
            <text:p>0,0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formula="of:=[.A11]*[.B11]+[.A12]*[.B12]+[.B13]" office:value-type="float" office:value="-1" calcext:value-type="float">
            <text:p>-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1]" office:value-type="float" office:value="1" calcext:value-type="float">
            <text:p>1</text:p>
          </table:table-cell>
          <table:table-cell table:number-columns-repeated="2"/>
          <table:table-cell table:formula="of:=ACT([.B20] ; [.$B$8] )" office:value-type="float" office:value="0.5" calcext:value-type="float">
            <text:p>0,5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$B$13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formula="of:=[.A17]*[.B17]+[.A18]*[.B18]+[.B19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" calcext:value-type="float">
            <text:p>1</text:p>
          </table:table-cell>
          <table:table-cell table:number-columns-repeated="2"/>
          <table:table-cell table:formula="of:=ACT([.B26] ; [.$B$8] )" office:value-type="float" office:value="0.5" calcext:value-type="float">
            <text:p>0,5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$B$13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formula="of:=[.A23]*[.B23]+[.A24]*[.B24]+[.B2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" calcext:value-type="float">
            <text:p>1</text:p>
          </table:table-cell>
          <table:table-cell table:number-columns-repeated="2"/>
          <table:table-cell table:formula="of:=ACT([.B32] ; [.$B$8] )" office:value-type="float" office:value="0.999951433001372" calcext:value-type="float">
            <text:p>0,99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$B$13]" office:value-type="float" office:value="-1" calcext:value-type="float">
            <text:p>-1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A29]*[.B29]+[.A30]*[.B30]+[.B31]"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</table:table>
      <table:table table:name="XOR 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ACT([.B19] ; [.$B$6] )" office:value-type="float" office:value="0.0000485669986282697" calcext:value-type="float">
            <text:p>0,000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ACT([.F19] ; [.$B$6] )" office:value-type="float" office:value="0.000048613875678942" calcext:value-type="float">
            <text:p>0,00005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.00000000236330890852763" calcext:value-type="float">
            <text:p>2,36330890852763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formula="of:=ACT([.C19] ; [.$B$6] )" office:value-type="float" office:value="0.0000485669986282697" calcext:value-type="float">
            <text:p>0,000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/>
          <table:table-cell table:style-name="ce1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-1" calcext:value-type="float">
            <text:p>-1</text:p>
          </table:table-cell>
          <table:table-cell table:formula="of:=[.$A16]*[.C16]+[.$A17]*[.C17]+[.C18]" office:value-type="float" office:value="-1" calcext:value-type="float">
            <text:p>-1</text:p>
          </table:table-cell>
          <table:table-cell table:number-columns-repeated="2"/>
          <table:table-cell table:formula="of:=[.$E16]*[.F16]+[.$E17]*[.F17]+[.F18]" office:value-type="float" office:value="-0.999902866002743" calcext:value-type="float">
            <text:p>-0,99990286600274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1" calcext:value-type="float">
            <text:p>1</text:p>
          </table:table-cell>
          <table:table-cell table:formula="of:=[.$C$16]" office:value-type="float" office:value="0" calcext:value-type="float">
            <text:p>0</text:p>
          </table:table-cell>
          <table:table-cell/>
          <table:table-cell table:formula="of:=ACT([.B25] ; [.$B$6] )" office:value-type="float" office:value="0.5" calcext:value-type="float">
            <text:p>0,50000</text:p>
          </table:table-cell>
          <table:table-cell table:formula="of:=[.$B$16]" office:value-type="float" office:value="1" calcext:value-type="float">
            <text:p>1</text:p>
          </table:table-cell>
          <table:table-cell table:number-columns-repeated="2"/>
          <table:table-cell table:formula="of:=ACT([.F25] ; [.$B$6] )" office:value-type="float" office:value="0.5" calcext:value-type="float">
            <text:p>0,50000</text:p>
          </table:table-cell>
          <table:table-cell office:value-type="float" office:value="1" calcext:value-type="float">
            <text:p>1</text:p>
          </table:table-cell>
          <table:table-cell table:formula="of:=([.J22]-[.I22])*([.J22]-[.I22]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1" calcext:value-type="float">
            <text:p>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C25] ; [.$B$6] )" office:value-type="float" office:value="0.5" calcext:value-type="float">
            <text:p>0,50000</text:p>
          </table:table-cell>
          <table:table-cell table:formula="of:=[.$B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-1" calcext:value-type="float">
            <text:p>-1</text:p>
          </table:table-cell>
          <table:table-cell table:formula="of:=[.$C$18]" office:value-type="float" office:value="-1" calcext:value-type="float">
            <text:p>-1</text:p>
          </table:table-cell>
          <table:table-cell table:number-columns-repeated="2"/>
          <table:table-cell table:formula="of:=[.$B$18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0" calcext:value-type="float">
            <text:p>0</text:p>
          </table:table-cell>
          <table:table-cell table:formula="of:=[.$A22]*[.C22]+[.$A23]*[.C23]+[.C24]" office:value-type="float" office:value="0" calcext:value-type="float">
            <text:p>0</text:p>
          </table:table-cell>
          <table:table-cell table:number-columns-repeated="2"/>
          <table:table-cell table:formula="of:=[.$E22]*[.F22]+[.$E23]*[.F23]+[.F2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1" calcext:value-type="float">
            <text:p>1</text:p>
          </table:table-cell>
          <table:table-cell table:formula="of:=[.$C$16]" office:value-type="float" office:value="0" calcext:value-type="float">
            <text:p>0</text:p>
          </table:table-cell>
          <table:table-cell/>
          <table:table-cell table:formula="of:=ACT([.B31] ; [.$B$6] )" office:value-type="float" office:value="0.5" calcext:value-type="float">
            <text:p>0,50000</text:p>
          </table:table-cell>
          <table:table-cell table:formula="of:=[.$B$16]" office:value-type="float" office:value="1" calcext:value-type="float">
            <text:p>1</text:p>
          </table:table-cell>
          <table:table-cell table:number-columns-repeated="2"/>
          <table:table-cell table:formula="of:=ACT([.F31] ; [.$B$6] )" office:value-type="float" office:value="0.00692425501755946" calcext:value-type="float">
            <text:p>0,00692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0.986199435272429" calcext:value-type="float">
            <text:p>0,986199435272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1" calcext:value-type="float">
            <text:p>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C31] ; [.$B$6] )" office:value-type="float" office:value="0.0000485669986282697" calcext:value-type="float">
            <text:p>0,00005</text:p>
          </table:table-cell>
          <table:table-cell table:formula="of:=[.$B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-1" calcext:value-type="float">
            <text:p>-1</text:p>
          </table:table-cell>
          <table:table-cell table:formula="of:=[.$C$18]" office:value-type="float" office:value="-1" calcext:value-type="float">
            <text:p>-1</text:p>
          </table:table-cell>
          <table:table-cell table:number-columns-repeated="2"/>
          <table:table-cell table:formula="of:=[.$B$18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0" calcext:value-type="float">
            <text:p>0</text:p>
          </table:table-cell>
          <table:table-cell table:formula="of:=[.$A28]*[.C28]+[.$A29]*[.C29]+[.C30]" office:value-type="float" office:value="-1" calcext:value-type="float">
            <text:p>-1</text:p>
          </table:table-cell>
          <table:table-cell table:number-columns-repeated="2"/>
          <table:table-cell table:formula="of:=[.$E28]*[.F28]+[.$E29]*[.F29]+[.F30]" office:value-type="float" office:value="-0.499951433001372" calcext:value-type="float">
            <text:p>-0,49995143300137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1" calcext:value-type="float">
            <text:p>1</text:p>
          </table:table-cell>
          <table:table-cell table:formula="of:=[.$C$16]" office:value-type="float" office:value="0" calcext:value-type="float">
            <text:p>0</text:p>
          </table:table-cell>
          <table:table-cell/>
          <table:table-cell table:formula="of:=ACT([.B37] ; [.$B$6] )" office:value-type="float" office:value="0.999951433001372" calcext:value-type="float">
            <text:p>0,99995</text:p>
          </table:table-cell>
          <table:table-cell table:formula="of:=[.$B$16]" office:value-type="float" office:value="1" calcext:value-type="float">
            <text:p>1</text:p>
          </table:table-cell>
          <table:table-cell table:number-columns-repeated="2"/>
          <table:table-cell table:formula="of:=ACT([.F37] ; [.$B$6] )" office:value-type="float" office:value="0.993075744982441" calcext:value-type="float">
            <text:p>0,99308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.986199435272429" calcext:value-type="float">
            <text:p>0,986199435272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1" calcext:value-type="float">
            <text:p>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C37] ; [.$B$6] )" office:value-type="float" office:value="0.5" calcext:value-type="float">
            <text:p>0,50000</text:p>
          </table:table-cell>
          <table:table-cell table:formula="of:=[.$B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-1" calcext:value-type="float">
            <text:p>-1</text:p>
          </table:table-cell>
          <table:table-cell table:formula="of:=[.$C$18]" office:value-type="float" office:value="-1" calcext:value-type="float">
            <text:p>-1</text:p>
          </table:table-cell>
          <table:table-cell/>
          <table:table-cell table:style-name="Default"/>
          <table:table-cell table:formula="of:=[.$B$18]"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1" calcext:value-type="float">
            <text:p>1</text:p>
          </table:table-cell>
          <table:table-cell table:formula="of:=[.$A34]*[.C34]+[.$A35]*[.C35]+[.C36]" office:value-type="float" office:value="0" calcext:value-type="float">
            <text:p>0</text:p>
          </table:table-cell>
          <table:table-cell/>
          <table:table-cell table:style-name="Default"/>
          <table:table-cell table:formula="of:=[.$E34]*[.F34]+[.$E35]*[.F35]+[.F36]" office:value-type="float" office:value="0.499951433001372" calcext:value-type="float">
            <text:p>0,49995143300137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2.22239887290817" calcext:value-type="float">
            <text:p>2,22239887290817</text:p>
          </table:table-cell>
        </table:table-row>
      </table:table>
      <table:table table:name="XOR 2" table:style-name="ta1">
        <table:table-column table:style-name="co1" table:number-columns-repeated="4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fa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 weights so far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0.919955084919878" calcext:value-type="float">
            <text:p>-0,919955084919878</text:p>
          </table:table-cell>
          <table:table-cell office:value-type="float" office:value="-0.851376290637583" calcext:value-type="float">
            <text:p>-0,851376290637583</text:p>
          </table:table-cell>
          <table:table-cell/>
          <table:table-cell table:style-name="Default"/>
          <table:table-cell office:value-type="float" office:value="-0.730367770328459" calcext:value-type="float">
            <text:p>-0,73036777032845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.963571267656063" calcext:value-type="float">
            <text:p>0,963571267656063</text:p>
          </table:table-cell>
          <table:table-cell office:value-type="float" office:value="-0.423304507433646" calcext:value-type="float">
            <text:p>-0,423304507433646</text:p>
          </table:table-cell>
          <table:table-cell/>
          <table:table-cell table:style-name="Default"/>
          <table:table-cell office:value-type="float" office:value="-0.442410427555145" calcext:value-type="float">
            <text:p>-0,44241042755514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.505858759725926" calcext:value-type="float">
            <text:p>0,505858759725926</text:p>
          </table:table-cell>
          <table:table-cell office:value-type="float" office:value="0.795418874109606" calcext:value-type="float">
            <text:p>0,795418874109606</text:p>
          </table:table-cell>
          <table:table-cell/>
          <table:table-cell table:style-name="Default"/>
          <table:table-cell office:value-type="float" office:value="-0.223532971155636" calcext:value-type="float">
            <text:p>-0,22353297115563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B10]" office:value-type="float" office:value="-0.919955084919878" calcext:value-type="float">
            <text:p>-0,919955084919878</text:p>
          </table:table-cell>
          <table:table-cell table:style-name="ce1" table:formula="of:=[.C10]" office:value-type="float" office:value="-0.851376290637583" calcext:value-type="float">
            <text:p>-0,851376290637583</text:p>
          </table:table-cell>
          <table:table-cell/>
          <table:table-cell table:formula="of:=ACT([.B19] ; [.$B$6] )" office:value-type="float" office:value="0.993467756145174" calcext:value-type="float">
            <text:p>0,99347</text:p>
          </table:table-cell>
          <table:table-cell table:style-name="ce1" table:formula="of:=[.F10]" office:value-type="float" office:value="-0.730367770328459" calcext:value-type="float">
            <text:p>-0,730367770328459</text:p>
          </table:table-cell>
          <table:table-cell table:number-columns-repeated="2"/>
          <table:table-cell table:formula="of:=ACT([.F19] ; [.$B$6] )" office:value-type="float" office:value="0.000000995648765587018" calcext:value-type="float">
            <text:p>0,00000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.000000000000991316464414952" calcext:value-type="float">
            <text:p>9,91316464414952E-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B11]" office:value-type="float" office:value="0.963571267656063" calcext:value-type="float">
            <table:detective>
              <table:operation table:name="trace-dependents" table:index="0"/>
              <table:operation table:name="remove-dependents" table:index="1"/>
            </table:detective>
            <text:p>0,963571267656063</text:p>
          </table:table-cell>
          <table:table-cell table:style-name="ce1" table:formula="of:=[.C11]" office:value-type="float" office:value="-0.423304507433646" calcext:value-type="float">
            <text:p>-0,423304507433646</text:p>
          </table:table-cell>
          <table:table-cell/>
          <table:table-cell table:formula="of:=ACT([.C19] ; [.$B$6] )" office:value-type="float" office:value="0.999629583516783" calcext:value-type="float">
            <text:p>0,99963</text:p>
          </table:table-cell>
          <table:table-cell table:style-name="ce1" table:formula="of:=[.F11]" office:value-type="float" office:value="-0.442410427555145" calcext:value-type="float">
            <text:p>-0,442410427555145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12]" office:value-type="float" office:value="0.505858759725926" calcext:value-type="float">
            <text:p>0,505858759725926</text:p>
          </table:table-cell>
          <table:table-cell table:style-name="ce1" table:formula="of:=[.C12]" office:value-type="float" office:value="0.795418874109606" calcext:value-type="float">
            <text:p>0,795418874109606</text:p>
          </table:table-cell>
          <table:table-cell table:number-columns-repeated="2"/>
          <table:table-cell table:style-name="ce1" table:formula="of:=[.F12]" office:value-type="float" office:value="-0.223532971155636" calcext:value-type="float">
            <text:p>-0,223532971155636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0.505858759725926" calcext:value-type="float">
            <text:p>0,505858759725926</text:p>
          </table:table-cell>
          <table:table-cell table:formula="of:=[.$A16]*[.C16]+[.$A17]*[.C17]+[.C18]" office:value-type="float" office:value="0.795418874109606" calcext:value-type="float">
            <text:p>0,795418874109606</text:p>
          </table:table-cell>
          <table:table-cell table:number-columns-repeated="2"/>
          <table:table-cell table:formula="of:=[.$E16]*[.F16]+[.$E17]*[.F17]+[.F18]" office:value-type="float" office:value="-1.39137635254504" calcext:value-type="float">
            <text:p>-1,3913763525450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-0.919955084919878" calcext:value-type="float">
            <text:p>-0,919955084919878</text:p>
          </table:table-cell>
          <table:table-cell table:formula="of:=[.$C$16]" office:value-type="float" office:value="-0.851376290637583" calcext:value-type="float">
            <text:p>-0,851376290637583</text:p>
          </table:table-cell>
          <table:table-cell/>
          <table:table-cell table:formula="of:=ACT([.B25] ; [.$B$6] )" office:value-type="float" office:value="0.99999954142421" calcext:value-type="float">
            <text:p>1,00000</text:p>
          </table:table-cell>
          <table:table-cell table:formula="of:=[.$B$16]" office:value-type="float" office:value="-0.919955084919878" calcext:value-type="float">
            <text:p>-0,919955084919878</text:p>
          </table:table-cell>
          <table:table-cell table:number-columns-repeated="2"/>
          <table:table-cell table:formula="of:=ACT([.F25] ; [.$B$6] )" office:value-type="float" office:value="0.994653040368259" calcext:value-type="float">
            <text:p>0,99465</text:p>
          </table:table-cell>
          <table:table-cell office:value-type="float" office:value="1" calcext:value-type="float">
            <text:p>1</text:p>
          </table:table-cell>
          <table:table-cell table:formula="of:=([.J22]-[.I22])*([.J22]-[.I22] )" office:value-type="float" office:value="0.0000285899773034718" calcext:value-type="float">
            <text:p>2,8589977303471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0.963571267656063" calcext:value-type="float">
            <text:p>0,963571267656063</text:p>
          </table:table-cell>
          <table:table-cell table:formula="of:=[.$C$17]" office:value-type="float" office:value="-0.423304507433646" calcext:value-type="float">
            <text:p>-0,423304507433646</text:p>
          </table:table-cell>
          <table:table-cell/>
          <table:table-cell table:formula="of:=ACT([.C25] ; [.$B$6] )" office:value-type="float" office:value="0.975779388634247" calcext:value-type="float">
            <text:p>0,97578</text:p>
          </table:table-cell>
          <table:table-cell table:formula="of:=[.$B$17]" office:value-type="float" office:value="0.963571267656063" calcext:value-type="float">
            <text:p>0,963571267656063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0.505858759725926" calcext:value-type="float">
            <text:p>0,505858759725926</text:p>
          </table:table-cell>
          <table:table-cell table:formula="of:=[.$C$18]" office:value-type="float" office:value="0.795418874109606" calcext:value-type="float">
            <text:p>0,795418874109606</text:p>
          </table:table-cell>
          <table:table-cell table:number-columns-repeated="2"/>
          <table:table-cell table:formula="of:=[.$B$18]" office:value-type="float" office:value="0.505858759725926" calcext:value-type="float">
            <text:p>0,505858759725926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1.46943002738199" calcext:value-type="float">
            <text:p>1,46943002738199</text:p>
          </table:table-cell>
          <table:table-cell table:formula="of:=[.$A22]*[.C22]+[.$A23]*[.C23]+[.C24]" office:value-type="float" office:value="0.37211436667596" calcext:value-type="float">
            <text:p>0,37211436667596</text:p>
          </table:table-cell>
          <table:table-cell table:number-columns-repeated="2"/>
          <table:table-cell table:formula="of:=[.$E22]*[.F22]+[.$E23]*[.F23]+[.F24]" office:value-type="float" office:value="0.526137079134138" calcext:value-type="float">
            <text:p>0,52613707913413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0.919955084919878" calcext:value-type="float">
            <text:p>-0,919955084919878</text:p>
          </table:table-cell>
          <table:table-cell table:formula="of:=[.$C$16]" office:value-type="float" office:value="-0.851376290637583" calcext:value-type="float">
            <text:p>-0,851376290637583</text:p>
          </table:table-cell>
          <table:table-cell/>
          <table:table-cell table:formula="of:=ACT([.B31] ; [.$B$6] )" office:value-type="float" office:value="0.016095025194478" calcext:value-type="float">
            <text:p>0,01610</text:p>
          </table:table-cell>
          <table:table-cell table:formula="of:=[.$B$16]" office:value-type="float" office:value="-0.919955084919878" calcext:value-type="float">
            <text:p>-0,919955084919878</text:p>
          </table:table-cell>
          <table:table-cell table:number-columns-repeated="2"/>
          <table:table-cell table:formula="of:=ACT([.F31] ; [.$B$6] )" office:value-type="float" office:value="0.999767431537905" calcext:value-type="float">
            <text:p>0,99977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0.0000000540880895610092" calcext:value-type="float">
            <text:p>5,40880895610092E-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0.963571267656063" calcext:value-type="float">
            <text:p>0,963571267656063</text:p>
          </table:table-cell>
          <table:table-cell table:formula="of:=[.$C$17]" office:value-type="float" office:value="-0.423304507433646" calcext:value-type="float">
            <text:p>-0,423304507433646</text:p>
          </table:table-cell>
          <table:table-cell/>
          <table:table-cell table:formula="of:=ACT([.C31] ; [.$B$6] )" office:value-type="float" office:value="0.364520270429336" calcext:value-type="float">
            <text:p>0,36452</text:p>
          </table:table-cell>
          <table:table-cell table:formula="of:=[.$B$17]" office:value-type="float" office:value="0.963571267656063" calcext:value-type="float">
            <text:p>0,963571267656063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0.505858759725926" calcext:value-type="float">
            <text:p>0,505858759725926</text:p>
          </table:table-cell>
          <table:table-cell table:formula="of:=[.$C$18]" office:value-type="float" office:value="0.795418874109606" calcext:value-type="float">
            <text:p>0,795418874109606</text:p>
          </table:table-cell>
          <table:table-cell table:number-columns-repeated="2"/>
          <table:table-cell table:formula="of:=[.$B$18]" office:value-type="float" office:value="0.505858759725926" calcext:value-type="float">
            <text:p>0,505858759725926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-0.414096325193952" calcext:value-type="float">
            <text:p>-0,414096325193952</text:p>
          </table:table-cell>
          <table:table-cell table:formula="of:=[.$A28]*[.C28]+[.$A29]*[.C29]+[.C30]" office:value-type="float" office:value="-0.0559574165279766" calcext:value-type="float">
            <text:p>-0,055957416527977</text:p>
          </table:table-cell>
          <table:table-cell table:number-columns-repeated="2"/>
          <table:table-cell table:formula="of:=[.$E28]*[.F28]+[.$E29]*[.F29]+[.F30]" office:value-type="float" office:value="0.842293318520279" calcext:value-type="float">
            <text:p>0,84229331852027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0.919955084919878" calcext:value-type="float">
            <text:p>-0,919955084919878</text:p>
          </table:table-cell>
          <table:table-cell table:formula="of:=[.$C$16]" office:value-type="float" office:value="-0.851376290637583" calcext:value-type="float">
            <text:p>-0,851376290637583</text:p>
          </table:table-cell>
          <table:table-cell/>
          <table:table-cell table:formula="of:=ACT([.B37] ; [.$B$6] )" office:value-type="float" office:value="0.995754620335306" calcext:value-type="float">
            <text:p>0,99575</text:p>
          </table:table-cell>
          <table:table-cell table:formula="of:=[.$B$16]" office:value-type="float" office:value="-0.919955084919878" calcext:value-type="float">
            <text:p>-0,919955084919878</text:p>
          </table:table-cell>
          <table:table-cell table:number-columns-repeated="2"/>
          <table:table-cell table:formula="of:=ACT([.F37] ; [.$B$6] )" office:value-type="float" office:value="0.0181108559169431" calcext:value-type="float">
            <text:p>0,01811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.000328003102044274" calcext:value-type="float">
            <text:p>0,000328003102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0.963571267656063" calcext:value-type="float">
            <text:p>0,963571267656063</text:p>
          </table:table-cell>
          <table:table-cell table:formula="of:=[.$C$17]" office:value-type="float" office:value="-0.423304507433646" calcext:value-type="float">
            <text:p>-0,423304507433646</text:p>
          </table:table-cell>
          <table:table-cell/>
          <table:table-cell table:formula="of:=ACT([.C37] ; [.$B$6] )" office:value-type="float" office:value="0.00849052593581771" calcext:value-type="float">
            <text:p>0,00849</text:p>
          </table:table-cell>
          <table:table-cell table:formula="of:=[.$B$17]" office:value-type="float" office:value="0.963571267656063" calcext:value-type="float">
            <text:p>0,963571267656063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0.505858759725926" calcext:value-type="float">
            <text:p>0,505858759725926</text:p>
          </table:table-cell>
          <table:table-cell table:formula="of:=[.$C$18]" office:value-type="float" office:value="0.795418874109606" calcext:value-type="float">
            <text:p>0,795418874109606</text:p>
          </table:table-cell>
          <table:table-cell/>
          <table:table-cell table:style-name="Default"/>
          <table:table-cell table:formula="of:=[.$B$18]" office:value-type="float" office:value="0.505858759725926" calcext:value-type="float">
            <text:p>0,5058587597259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0.549474942462111" calcext:value-type="float">
            <text:p>0,549474942462111</text:p>
          </table:table-cell>
          <table:table-cell table:formula="of:=[.$A34]*[.C34]+[.$A35]*[.C35]+[.C36]" office:value-type="float" office:value="-0.479261923961622" calcext:value-type="float">
            <text:p>-0,479261923961622</text:p>
          </table:table-cell>
          <table:table-cell/>
          <table:table-cell table:style-name="Default"/>
          <table:table-cell table:formula="of:=[.$E34]*[.F34]+[.$E35]*[.F35]+[.F36]" office:value-type="float" office:value="-0.402009539744959" calcext:value-type="float">
            <text:p>-0,40200953974495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0.000356647168428623" calcext:value-type="float">
            <text:p>0,000356647168429</text:p>
          </table:table-cell>
        </table:table-row>
      </table:table>
      <table:table table:name="Logistic" table:style-name="ta1">
        <table:shapes>
          <draw:frame draw:z-index="0" draw:style-name="gr1" draw:text-style-name="P1" svg:width="340.86mm" svg:height="90.04mm" svg:x="128.31mm" svg:y="34mm">
            <draw:object draw:notify-on-update-of-ranges="Logistic.B10:Logistic.B110 Logistic.C9:Logistic.C9 Logistic.C10:Logistic.C110 Logistic.B10:Logistic.B110 Logistic.D9:Logistic.D9 Logistic.D10:Logistic.D110 Logistic.B10:Logistic.B110 Logistic.E9:Logistic.E9 Logistic.E10:Logistic.E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24.4mm" svg:y="136mm">
            <draw:object draw:notify-on-update-of-ranges="Logistic.H31:Logistic.H40 Logistic.I31:Logistic.I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gmoid(x) (1.0/(1.0+pow(e, -x/temperature))); const double e=2.718281828459045, temperature=0.08;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.71828182845904" calcext:value-type="float">
            <text:p>2,71828182845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formula="of:=0.1*[.B5]" office:value-type="float" office:value="0.00999866687996548" calcext:value-type="float">
            <text:p>0,009998666879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table:formula="of:=([.C61]-[.C59])/([.B61]-[.B59])" office:value-type="float" office:value="0.0999866687996548" calcext:value-type="float">
            <text:p>0,09998666879965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simp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1/(1+POWER([.$B$3]; -[.B10]/[.$B$2]))" office:value-type="float" office:value="0.119202922022118" calcext:value-type="float">
            <text:p>0,119202922022118</text:p>
          </table:table-cell>
          <table:table-cell/>
          <table:table-cell table:formula="of:=IF([.$B$5]*[.B10]+0.5&lt;=0;0;IF([.$B$5]*[.B10]+0.5&gt;1;1;[.$B$5]*[.B10]+0.5))" office:value-type="float" office:value="0.00006665600172584" calcext:value-type="float">
            <text:p>6,665600172584E-05</text:p>
          </table:table-cell>
          <table:table-cell table:number-columns-repeated="4"/>
        </table:table-row>
        <table:table-row table:style-name="ro1">
          <table:table-cell/>
          <table:table-cell table:formula="of:=[.B10]+0.1" office:value-type="float" office:value="-4.9" calcext:value-type="float">
            <text:p>-4,9</text:p>
          </table:table-cell>
          <table:table-cell table:formula="of:=1/(1+POWER([.$B$3]; -[.B11]/[.$B$2]))" office:value-type="float" office:value="0.123467047565224" calcext:value-type="float">
            <text:p>0,123467047565224</text:p>
          </table:table-cell>
          <table:table-cell table:formula="of:=([.C11]-[.C10])/[.$B$4]" office:value-type="float" office:value="0.426469407801808" calcext:value-type="float">
            <text:p>0,426469407801808</text:p>
          </table:table-cell>
          <table:table-cell table:formula="of:=IF([.$B$5]*[.B11]+0.5&lt;=0;0;IF([.$B$5]*[.B11]+0.5&gt;1;1;[.$B$5]*[.B11]+0.5))" office:value-type="float" office:value="0.0100653228816913" calcext:value-type="float">
            <text:p>0,010065322881691</text:p>
          </table:table-cell>
          <table:table-cell table:number-columns-repeated="4"/>
        </table:table-row>
        <table:table-row table:style-name="ro1">
          <table:table-cell/>
          <table:table-cell table:formula="of:=[.B11]+0.1" office:value-type="float" office:value="-4.8" calcext:value-type="float">
            <text:p>-4,8</text:p>
          </table:table-cell>
          <table:table-cell table:formula="of:=1/(1+POWER([.$B$3]; -[.B12]/[.$B$2]))" office:value-type="float" office:value="0.127861566319082" calcext:value-type="float">
            <text:p>0,127861566319082</text:p>
          </table:table-cell>
          <table:table-cell table:formula="of:=([.C12]-[.C11])/[.$B$4]" office:value-type="float" office:value="0.43951046740668" calcext:value-type="float">
            <text:p>0,43951046740668</text:p>
          </table:table-cell>
          <table:table-cell table:formula="of:=IF([.$B$5]*[.B12]+0.5&lt;=0;0;IF([.$B$5]*[.B12]+0.5&gt;1;1;[.$B$5]*[.B12]+0.5))" office:value-type="float" office:value="0.0200639897616567" calcext:value-type="float">
            <text:p>0,020063989761657</text:p>
          </table:table-cell>
          <table:table-cell table:number-columns-repeated="4"/>
        </table:table-row>
        <table:table-row table:style-name="ro1">
          <table:table-cell/>
          <table:table-cell table:formula="of:=[.B12]+0.1" office:value-type="float" office:value="-4.7" calcext:value-type="float">
            <text:p>-4,7</text:p>
          </table:table-cell>
          <table:table-cell table:formula="of:=1/(1+POWER([.$B$3]; -[.B13]/[.$B$2]))" office:value-type="float" office:value="0.132388873542066" calcext:value-type="float">
            <text:p>0,132388873542066</text:p>
          </table:table-cell>
          <table:table-cell table:formula="of:=([.C13]-[.C12])/[.$B$4]" office:value-type="float" office:value="0.452791084785063" calcext:value-type="float">
            <text:p>0,452791084785063</text:p>
          </table:table-cell>
          <table:table-cell table:formula="of:=IF([.$B$5]*[.B13]+0.5&lt;=0;0;IF([.$B$5]*[.B13]+0.5&gt;1;1;[.$B$5]*[.B13]+0.5))" office:value-type="float" office:value="0.0300626566416222" calcext:value-type="float">
            <text:p>0,030062656641622</text:p>
          </table:table-cell>
          <table:table-cell table:number-columns-repeated="4"/>
        </table:table-row>
        <table:table-row table:style-name="ro1">
          <table:table-cell/>
          <table:table-cell table:formula="of:=[.B13]+0.1" office:value-type="float" office:value="-4.6" calcext:value-type="float">
            <text:p>-4,6</text:p>
          </table:table-cell>
          <table:table-cell table:formula="of:=1/(1+POWER([.$B$3]; -[.B14]/[.$B$2]))" office:value-type="float" office:value="0.13705129257546" calcext:value-type="float">
            <text:p>0,13705129257546</text:p>
          </table:table-cell>
          <table:table-cell table:formula="of:=([.C14]-[.C13])/[.$B$4]" office:value-type="float" office:value="0.466304067268851" calcext:value-type="float">
            <text:p>0,466304067268851</text:p>
          </table:table-cell>
          <table:table-cell table:formula="of:=IF([.$B$5]*[.B14]+0.5&lt;=0;0;IF([.$B$5]*[.B14]+0.5&gt;1;1;[.$B$5]*[.B14]+0.5))" office:value-type="float" office:value="0.0400613235215876" calcext:value-type="float">
            <text:p>0,040061323521588</text:p>
          </table:table-cell>
          <table:table-cell table:number-columns-repeated="4"/>
        </table:table-row>
        <table:table-row table:style-name="ro1">
          <table:table-cell/>
          <table:table-cell table:formula="of:=[.B14]+0.1" office:value-type="float" office:value="-4.5" calcext:value-type="float">
            <text:p>-4,5</text:p>
          </table:table-cell>
          <table:table-cell table:formula="of:=1/(1+POWER([.$B$3]; -[.B15]/[.$B$2]))" office:value-type="float" office:value="0.141851064900488" calcext:value-type="float">
            <text:p>0,141851064900488</text:p>
          </table:table-cell>
          <table:table-cell table:formula="of:=([.C15]-[.C14])/[.$B$4]" office:value-type="float" office:value="0.480041227760622" calcext:value-type="float">
            <text:p>0,480041227760622</text:p>
          </table:table-cell>
          <table:table-cell table:formula="of:=IF([.$B$5]*[.B15]+0.5&lt;=0;0;IF([.$B$5]*[.B15]+0.5&gt;1;1;[.$B$5]*[.B15]+0.5))" office:value-type="float" office:value="0.0500599904015531" calcext:value-type="float">
            <text:p>0,050059990401553</text:p>
          </table:table-cell>
          <table:table-cell table:number-columns-repeated="4"/>
        </table:table-row>
        <table:table-row table:style-name="ro1">
          <table:table-cell/>
          <table:table-cell table:formula="of:=[.B15]+0.1" office:value-type="float" office:value="-4.4" calcext:value-type="float">
            <text:p>-4,4</text:p>
          </table:table-cell>
          <table:table-cell table:formula="of:=1/(1+POWER([.$B$3]; -[.B16]/[.$B$2]))" office:value-type="float" office:value="0.146790339801383" calcext:value-type="float">
            <text:p>0,146790339801383</text:p>
          </table:table-cell>
          <table:table-cell table:formula="of:=([.C16]-[.C15])/[.$B$4]" office:value-type="float" office:value="0.493993345332015" calcext:value-type="float">
            <text:p>0,493993345332015</text:p>
          </table:table-cell>
          <table:table-cell table:formula="of:=IF([.$B$5]*[.B16]+0.5&lt;=0;0;IF([.$B$5]*[.B16]+0.5&gt;1;1;[.$B$5]*[.B16]+0.5))" office:value-type="float" office:value="0.0600586572815185" calcext:value-type="float">
            <text:p>0,060058657281519</text:p>
          </table:table-cell>
          <table:table-cell table:number-columns-repeated="4"/>
        </table:table-row>
        <table:table-row table:style-name="ro1">
          <table:table-cell/>
          <table:table-cell table:formula="of:=[.B16]+0.1" office:value-type="float" office:value="-4.3" calcext:value-type="float">
            <text:p>-4,3</text:p>
          </table:table-cell>
          <table:table-cell table:formula="of:=1/(1+POWER([.$B$3]; -[.B17]/[.$B$2]))" office:value-type="float" office:value="0.15187116365666" calcext:value-type="float">
            <text:p>0,15187116365666</text:p>
          </table:table-cell>
          <table:table-cell table:formula="of:=([.C17]-[.C16])/[.$B$4]" office:value-type="float" office:value="0.508150128039312" calcext:value-type="float">
            <text:p>0,508150128039312</text:p>
          </table:table-cell>
          <table:table-cell table:formula="of:=IF([.$B$5]*[.B17]+0.5&lt;=0;0;IF([.$B$5]*[.B17]+0.5&gt;1;1;[.$B$5]*[.B17]+0.5))" office:value-type="float" office:value="0.070057324161484" calcext:value-type="float">
            <text:p>0,070057324161484</text:p>
          </table:table-cell>
          <table:table-cell table:number-columns-repeated="4"/>
        </table:table-row>
        <table:table-row table:style-name="ro1">
          <table:table-cell/>
          <table:table-cell table:formula="of:=[.B17]+0.1" office:value-type="float" office:value="-4.2" calcext:value-type="float">
            <text:p>-4,2</text:p>
          </table:table-cell>
          <table:table-cell table:formula="of:=1/(1+POWER([.$B$3]; -[.B18]/[.$B$2]))" office:value-type="float" office:value="0.157095468885453" calcext:value-type="float">
            <text:p>0,157095468885453</text:p>
          </table:table-cell>
          <table:table-cell table:formula="of:=([.C18]-[.C17])/[.$B$4]" office:value-type="float" office:value="0.522500178424934" calcext:value-type="float">
            <text:p>0,522500178424934</text:p>
          </table:table-cell>
          <table:table-cell table:formula="of:=IF([.$B$5]*[.B18]+0.5&lt;=0;0;IF([.$B$5]*[.B18]+0.5&gt;1;1;[.$B$5]*[.B18]+0.5))" office:value-type="float" office:value="0.0800559910414495" calcext:value-type="float">
            <text:p>0,08005599104145</text:p>
          </table:table-cell>
          <table:table-cell table:number-columns-repeated="4"/>
        </table:table-row>
        <table:table-row table:style-name="ro1">
          <table:table-cell/>
          <table:table-cell table:formula="of:=[.B18]+0.1" office:value-type="float" office:value="-4.1" calcext:value-type="float">
            <text:p>-4,1</text:p>
          </table:table-cell>
          <table:table-cell table:formula="of:=1/(1+POWER([.$B$3]; -[.B19]/[.$B$2]))" office:value-type="float" office:value="0.162465062580696" calcext:value-type="float">
            <text:p>0,162465062580696</text:p>
          </table:table-cell>
          <table:table-cell table:formula="of:=([.C19]-[.C18])/[.$B$4]" office:value-type="float" office:value="0.537030962197817" calcext:value-type="float">
            <text:p>0,537030962197817</text:p>
          </table:table-cell>
          <table:table-cell table:formula="of:=IF([.$B$5]*[.B19]+0.5&lt;=0;0;IF([.$B$5]*[.B19]+0.5&gt;1;1;[.$B$5]*[.B19]+0.5))" office:value-type="float" office:value="0.0900546579214149" calcext:value-type="float">
            <text:p>0,090054657921415</text:p>
          </table:table-cell>
          <table:table-cell table:number-columns-repeated="4"/>
        </table:table-row>
        <table:table-row table:style-name="ro1">
          <table:table-cell/>
          <table:table-cell table:formula="of:=[.B19]+0.1" office:value-type="float" office:value="-4" calcext:value-type="float">
            <text:p>-4</text:p>
          </table:table-cell>
          <table:table-cell table:formula="of:=1/(1+POWER([.$B$3]; -[.B20]/[.$B$2]))" office:value-type="float" office:value="0.167981614866076" calcext:value-type="float">
            <text:p>0,167981614866076</text:p>
          </table:table-cell>
          <table:table-cell table:formula="of:=([.C20]-[.C19])/[.$B$4]" office:value-type="float" office:value="0.551728780607047" calcext:value-type="float">
            <text:p>0,551728780607047</text:p>
          </table:table-cell>
          <table:table-cell table:formula="of:=IF([.$B$5]*[.B20]+0.5&lt;=0;0;IF([.$B$5]*[.B20]+0.5&gt;1;1;[.$B$5]*[.B20]+0.5))" office:value-type="float" office:value="0.10005332480138" calcext:value-type="float">
            <text:p>0,10005332480138</text:p>
          </table:table-cell>
          <table:table-cell table:number-columns-repeated="4"/>
        </table:table-row>
        <table:table-row table:style-name="ro1">
          <table:table-cell/>
          <table:table-cell table:formula="of:=[.B20]+0.1" office:value-type="float" office:value="-3.9" calcext:value-type="float">
            <text:p>-3,9</text:p>
          </table:table-cell>
          <table:table-cell table:formula="of:=1/(1+POWER([.$B$3]; -[.B21]/[.$B$2]))" office:value-type="float" office:value="0.173646647019005" calcext:value-type="float">
            <text:p>0,173646647019005</text:p>
          </table:table-cell>
          <table:table-cell table:formula="of:=([.C21]-[.C20])/[.$B$4]" office:value-type="float" office:value="0.566578747040833" calcext:value-type="float">
            <text:p>0,566578747040833</text:p>
          </table:table-cell>
          <table:table-cell table:formula="of:=IF([.$B$5]*[.B21]+0.5&lt;=0;0;IF([.$B$5]*[.B21]+0.5&gt;1;1;[.$B$5]*[.B21]+0.5))" office:value-type="float" office:value="0.110051991681346" calcext:value-type="float">
            <text:p>0,110051991681346</text:p>
          </table:table-cell>
          <table:table-cell table:number-columns-repeated="4"/>
        </table:table-row>
        <table:table-row table:style-name="ro1">
          <table:table-cell/>
          <table:table-cell table:formula="of:=[.B21]+0.1" office:value-type="float" office:value="-3.8" calcext:value-type="float">
            <text:p>-3,8</text:p>
          </table:table-cell>
          <table:table-cell table:formula="of:=1/(1+POWER([.$B$3]; -[.B22]/[.$B$2]))" office:value-type="float" office:value="0.179461519407327" calcext:value-type="float">
            <text:p>0,179461519407327</text:p>
          </table:table-cell>
          <table:table-cell table:formula="of:=([.C22]-[.C21])/[.$B$4]" office:value-type="float" office:value="0.581564768396588" calcext:value-type="float">
            <text:p>0,581564768396588</text:p>
          </table:table-cell>
          <table:table-cell table:formula="of:=IF([.$B$5]*[.B22]+0.5&lt;=0;0;IF([.$B$5]*[.B22]+0.5&gt;1;1;[.$B$5]*[.B22]+0.5))" office:value-type="float" office:value="0.120050658561311" calcext:value-type="float">
            <text:p>0,120050658561311</text:p>
          </table:table-cell>
          <table:table-cell table:number-columns-repeated="4"/>
        </table:table-row>
        <table:table-row table:style-name="ro1">
          <table:table-cell/>
          <table:table-cell table:formula="of:=[.B22]+0.1" office:value-type="float" office:value="-3.7" calcext:value-type="float">
            <text:p>-3,7</text:p>
          </table:table-cell>
          <table:table-cell table:formula="of:=1/(1+POWER([.$B$3]; -[.B23]/[.$B$2]))" office:value-type="float" office:value="0.185427419292982" calcext:value-type="float">
            <text:p>0,185427419292982</text:p>
          </table:table-cell>
          <table:table-cell table:formula="of:=([.C23]-[.C22])/[.$B$4]" office:value-type="float" office:value="0.596669531776223" calcext:value-type="float">
            <text:p>0,596669531776223</text:p>
          </table:table-cell>
          <table:table-cell table:formula="of:=IF([.$B$5]*[.B23]+0.5&lt;=0;0;IF([.$B$5]*[.B23]+0.5&gt;1;1;[.$B$5]*[.B23]+0.5))" office:value-type="float" office:value="0.130049325441277" calcext:value-type="float">
            <text:p>0,130049325441277</text:p>
          </table:table-cell>
          <table:table-cell table:number-columns-repeated="4"/>
        </table:table-row>
        <table:table-row table:style-name="ro1">
          <table:table-cell/>
          <table:table-cell table:formula="of:=[.B23]+0.1" office:value-type="float" office:value="-3.6" calcext:value-type="float">
            <text:p>-3,6</text:p>
          </table:table-cell>
          <table:table-cell table:formula="of:=1/(1+POWER([.$B$3]; -[.B24]/[.$B$2]))" office:value-type="float" office:value="0.191545348561468" calcext:value-type="float">
            <text:p>0,191545348561468</text:p>
          </table:table-cell>
          <table:table-cell table:formula="of:=([.C24]-[.C23])/[.$B$4]" office:value-type="float" office:value="0.61187449706359" calcext:value-type="float">
            <text:p>0,61187449706359</text:p>
          </table:table-cell>
          <table:table-cell table:formula="of:=IF([.$B$5]*[.B24]+0.5&lt;=0;0;IF([.$B$5]*[.B24]+0.5&gt;1;1;[.$B$5]*[.B24]+0.5))" office:value-type="float" office:value="0.140047992321242" calcext:value-type="float">
            <text:p>0,140047992321242</text:p>
          </table:table-cell>
          <table:table-cell table:number-columns-repeated="4"/>
        </table:table-row>
        <table:table-row table:style-name="ro1">
          <table:table-cell/>
          <table:table-cell table:formula="of:=[.B24]+0.1" office:value-type="float" office:value="-3.5" calcext:value-type="float">
            <text:p>-3,5</text:p>
          </table:table-cell>
          <table:table-cell table:formula="of:=1/(1+POWER([.$B$3]; -[.B25]/[.$B$2]))" office:value-type="float" office:value="0.197816111441418" calcext:value-type="float">
            <text:p>0,197816111441418</text:p>
          </table:table-cell>
          <table:table-cell table:formula="of:=([.C25]-[.C24])/[.$B$4]" office:value-type="float" office:value="0.627159895937288" calcext:value-type="float">
            <text:p>0,627159895937288</text:p>
          </table:table-cell>
          <table:table-cell table:formula="of:=IF([.$B$5]*[.B25]+0.5&lt;=0;0;IF([.$B$5]*[.B25]+0.5&gt;1;1;[.$B$5]*[.B25]+0.5))" office:value-type="float" office:value="0.150046659201208" calcext:value-type="float">
            <text:p>0,150046659201208</text:p>
          </table:table-cell>
          <table:table-cell table:number-columns-repeated="4"/>
        </table:table-row>
        <table:table-row table:style-name="ro1">
          <table:table-cell/>
          <table:table-cell table:formula="of:=[.B25]+0.1" office:value-type="float" office:value="-3.4" calcext:value-type="float">
            <text:p>-3,4</text:p>
          </table:table-cell>
          <table:table-cell table:formula="of:=1/(1+POWER([.$B$3]; -[.B26]/[.$B$2]))" office:value-type="float" office:value="0.204240302284092" calcext:value-type="float">
            <text:p>0,204240302284092</text:p>
          </table:table-cell>
          <table:table-cell table:formula="of:=([.C26]-[.C25])/[.$B$4]" office:value-type="float" office:value="0.642504737861182" calcext:value-type="float">
            <text:p>0,642504737861182</text:p>
          </table:table-cell>
          <table:table-cell table:formula="of:=IF([.$B$5]*[.B26]+0.5&lt;=0;0;IF([.$B$5]*[.B26]+0.5&gt;1;1;[.$B$5]*[.B26]+0.5))" office:value-type="float" office:value="0.160045326081173" calcext:value-type="float">
            <text:p>0,160045326081173</text:p>
          </table:table-cell>
          <table:table-cell table:number-columns-repeated="4"/>
        </table:table-row>
        <table:table-row table:style-name="ro1">
          <table:table-cell/>
          <table:table-cell table:formula="of:=[.B26]+0.1" office:value-type="float" office:value="-3.3" calcext:value-type="float">
            <text:p>-3,3</text:p>
          </table:table-cell>
          <table:table-cell table:formula="of:=1/(1+POWER([.$B$3]; -[.B27]/[.$B$2]))" office:value-type="float" office:value="0.210818293477747" calcext:value-type="float">
            <text:p>0,210818293477747</text:p>
          </table:table-cell>
          <table:table-cell table:formula="of:=([.C27]-[.C26])/[.$B$4]" office:value-type="float" office:value="0.65788682357603" calcext:value-type="float">
            <text:p>0,65788682357603</text:p>
          </table:table-cell>
          <table:table-cell table:formula="of:=IF([.$B$5]*[.B27]+0.5&lt;=0;0;IF([.$B$5]*[.B27]+0.5&gt;1;1;[.$B$5]*[.B27]+0.5))" office:value-type="float" office:value="0.170043992961139" calcext:value-type="float">
            <text:p>0,170043992961139</text:p>
          </table:table-cell>
          <table:table-cell table:number-columns-repeated="4"/>
        </table:table-row>
        <table:table-row table:style-name="ro1">
          <table:table-cell/>
          <table:table-cell table:formula="of:=[.B27]+0.1" office:value-type="float" office:value="-3.2" calcext:value-type="float">
            <text:p>-3,2</text:p>
          </table:table-cell>
          <table:table-cell table:formula="of:=1/(1+POWER([.$B$3]; -[.B28]/[.$B$2]))" office:value-type="float" office:value="0.217550223576888" calcext:value-type="float">
            <text:p>0,217550223576888</text:p>
          </table:table-cell>
          <table:table-cell table:formula="of:=([.C28]-[.C27])/[.$B$4]" office:value-type="float" office:value="0.673282766588539" calcext:value-type="float">
            <text:p>0,673282766588539</text:p>
          </table:table-cell>
          <table:table-cell table:formula="of:=IF([.$B$5]*[.B28]+0.5&lt;=0;0;IF([.$B$5]*[.B28]+0.5&gt;1;1;[.$B$5]*[.B28]+0.5))" office:value-type="float" office:value="0.180042659841104" calcext:value-type="float">
            <text:p>0,180042659841104</text:p>
          </table:table-cell>
          <table:table-cell table:number-columns-repeated="4"/>
        </table:table-row>
        <table:table-row table:style-name="ro1">
          <table:table-cell/>
          <table:table-cell table:formula="of:=[.B28]+0.1" office:value-type="float" office:value="-3.1" calcext:value-type="float">
            <text:p>-3,1</text:p>
          </table:table-cell>
          <table:table-cell table:formula="of:=1/(1+POWER([.$B$3]; -[.B29]/[.$B$2]))" office:value-type="float" office:value="0.224435985730927" calcext:value-type="float">
            <text:p>0,224435985730927</text:p>
          </table:table-cell>
          <table:table-cell table:formula="of:=([.C29]-[.C28])/[.$B$4]" office:value-type="float" office:value="0.68866802311778" calcext:value-type="float">
            <text:p>0,68866802311778</text:p>
          </table:table-cell>
          <table:table-cell table:formula="of:=IF([.$B$5]*[.B29]+0.5&lt;=0;0;IF([.$B$5]*[.B29]+0.5&gt;1;1;[.$B$5]*[.B29]+0.5))" office:value-type="float" office:value="0.19004132672107" calcext:value-type="float">
            <text:p>0,19004132672107</text:p>
          </table:table-cell>
          <table:table-cell table:number-columns-repeated="4"/>
        </table:table-row>
        <table:table-row table:style-name="ro1">
          <table:table-cell/>
          <table:table-cell table:formula="of:=[.B29]+0.1" office:value-type="float" office:value="-3" calcext:value-type="float">
            <text:p>-3</text:p>
          </table:table-cell>
          <table:table-cell table:formula="of:=1/(1+POWER([.$B$3]; -[.B30]/[.$B$2]))" office:value-type="float" office:value="0.231475216500983" calcext:value-type="float">
            <text:p>0,231475216500983</text:p>
          </table:table-cell>
          <table:table-cell table:formula="of:=([.C30]-[.C29])/[.$B$4]" office:value-type="float" office:value="0.704016930913107" calcext:value-type="float">
            <text:p>0,704016930913107</text:p>
          </table:table-cell>
          <table:table-cell table:formula="of:=IF([.$B$5]*[.B30]+0.5&lt;=0;0;IF([.$B$5]*[.B30]+0.5&gt;1;1;[.$B$5]*[.B30]+0.5))" office:value-type="float" office:value="0.200039993601035" calcext:value-type="float">
            <text:p>0,200039993601035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formula="of:=[.B30]+0.1" office:value-type="float" office:value="-2.9" calcext:value-type="float">
            <text:p>-2,9</text:p>
          </table:table-cell>
          <table:table-cell table:formula="of:=1/(1+POWER([.$B$3]; -[.B31]/[.$B$2]))" office:value-type="float" office:value="0.23866728515709" calcext:value-type="float">
            <text:p>0,23866728515709</text:p>
          </table:table-cell>
          <table:table-cell table:formula="of:=([.C31]-[.C30])/[.$B$4]" office:value-type="float" office:value="0.719302757302389" calcext:value-type="float">
            <text:p>0,719302757302389</text:p>
          </table:table-cell>
          <table:table-cell table:formula="of:=IF([.$B$5]*[.B31]+0.5&lt;=0;0;IF([.$B$5]*[.B31]+0.5&gt;1;1;[.$B$5]*[.B31]+0.5))" office:value-type="float" office:value="0.210038660481001" calcext:value-type="float">
            <text:p>0,210038660481001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31]+0.1" office:value-type="float" office:value="-2.8" calcext:value-type="float">
            <text:p>-2,8</text:p>
          </table:table-cell>
          <table:table-cell table:formula="of:=1/(1+POWER([.$B$3]; -[.B32]/[.$B$2]))" office:value-type="float" office:value="0.246011283551052" calcext:value-type="float">
            <text:p>0,246011283551052</text:p>
          </table:table-cell>
          <table:table-cell table:formula="of:=([.C32]-[.C31])/[.$B$4]" office:value-type="float" office:value="0.734497756763715" calcext:value-type="float">
            <text:p>0,734497756763715</text:p>
          </table:table-cell>
          <table:table-cell table:formula="of:=IF([.$B$5]*[.B32]+0.5&lt;=0;0;IF([.$B$5]*[.B32]+0.5&gt;1;1;[.$B$5]*[.B32]+0.5))" office:value-type="float" office:value="0.220037327360966" calcext:value-type="float">
            <text:p>0,220037327360966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/>
          <table:table-cell table:formula="of:=[.B32]+0.1" office:value-type="float" office:value="-2.7" calcext:value-type="float">
            <text:p>-2,7</text:p>
          </table:table-cell>
          <table:table-cell table:formula="of:=1/(1+POWER([.$B$3]; -[.B33]/[.$B$2]))" office:value-type="float" office:value="0.253506016662338" calcext:value-type="float">
            <text:p>0,253506016662338</text:p>
          </table:table-cell>
          <table:table-cell table:formula="of:=([.C33]-[.C32])/[.$B$4]" office:value-type="float" office:value="0.749573238238713" calcext:value-type="float">
            <text:p>0,749573238238713</text:p>
          </table:table-cell>
          <table:table-cell table:formula="of:=IF([.$B$5]*[.B33]+0.5&lt;=0;0;IF([.$B$5]*[.B33]+0.5&gt;1;1;[.$B$5]*[.B33]+0.5))" office:value-type="float" office:value="0.230035994240932" calcext:value-type="float">
            <text:p>0,230035994240932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/>
          <table:table-cell table:formula="of:=[.B33]+0.1" office:value-type="float" office:value="-2.6" calcext:value-type="float">
            <text:p>-2,6</text:p>
          </table:table-cell>
          <table:table-cell table:formula="of:=1/(1+POWER([.$B$3]; -[.B34]/[.$B$2]))" office:value-type="float" office:value="0.261149993915751" calcext:value-type="float">
            <text:p>0,261149993915751</text:p>
          </table:table-cell>
          <table:table-cell table:formula="of:=([.C34]-[.C33])/[.$B$4]" office:value-type="float" office:value="0.764499642320276" calcext:value-type="float">
            <text:p>0,764499642320276</text:p>
          </table:table-cell>
          <table:table-cell table:formula="of:=IF([.$B$5]*[.B34]+0.5&lt;=0;0;IF([.$B$5]*[.B34]+0.5&gt;1;1;[.$B$5]*[.B34]+0.5))" office:value-type="float" office:value="0.240034661120897" calcext:value-type="float">
            <text:p>0,240034661120897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/>
          <table:table-cell table:formula="of:=[.B34]+0.1" office:value-type="float" office:value="-2.5" calcext:value-type="float">
            <text:p>-2,5</text:p>
          </table:table-cell>
          <table:table-cell table:formula="of:=1/(1+POWER([.$B$3]; -[.B35]/[.$B$2]))" office:value-type="float" office:value="0.268941421369995" calcext:value-type="float">
            <text:p>0,268941421369995</text:p>
          </table:table-cell>
          <table:table-cell table:formula="of:=([.C35]-[.C34])/[.$B$4]" office:value-type="float" office:value="0.779246628353619" calcext:value-type="float">
            <text:p>0,779246628353619</text:p>
          </table:table-cell>
          <table:table-cell table:formula="of:=IF([.$B$5]*[.B35]+0.5&lt;=0;0;IF([.$B$5]*[.B35]+0.5&gt;1;1;[.$B$5]*[.B35]+0.5))" office:value-type="float" office:value="0.250033328000863" calcext:value-type="float">
            <text:p>0,250033328000863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[.B35]+0.1" office:value-type="float" office:value="-2.4" calcext:value-type="float">
            <text:p>-2,4</text:p>
          </table:table-cell>
          <table:table-cell table:formula="of:=1/(1+POWER([.$B$3]; -[.B36]/[.$B$2]))" office:value-type="float" office:value="0.27687819487561" calcext:value-type="float">
            <text:p>0,27687819487561</text:p>
          </table:table-cell>
          <table:table-cell table:formula="of:=([.C36]-[.C35])/[.$B$4]" office:value-type="float" office:value="0.793783171386389" calcext:value-type="float">
            <text:p>0,793783171386389</text:p>
          </table:table-cell>
          <table:table-cell table:formula="of:=IF([.$B$5]*[.B36]+0.5&lt;=0;0;IF([.$B$5]*[.B36]+0.5&gt;1;1;[.$B$5]*[.B36]+0.5))" office:value-type="float" office:value="0.260031994880828" calcext:value-type="float">
            <text:p>0,26003199488082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/>
          <table:table-cell table:formula="of:=[.B36]+0.1" office:value-type="float" office:value="-2.3" calcext:value-type="float">
            <text:p>-2,3</text:p>
          </table:table-cell>
          <table:table-cell table:formula="of:=1/(1+POWER([.$B$3]; -[.B37]/[.$B$2]))" office:value-type="float" office:value="0.28495789429901" calcext:value-type="float">
            <text:p>0,28495789429901</text:p>
          </table:table-cell>
          <table:table-cell table:formula="of:=([.C37]-[.C36])/[.$B$4]" office:value-type="float" office:value="0.80807766879298" calcext:value-type="float">
            <text:p>0,80807766879298</text:p>
          </table:table-cell>
          <table:table-cell table:formula="of:=IF([.$B$5]*[.B37]+0.5&lt;=0;0;IF([.$B$5]*[.B37]+0.5&gt;1;1;[.$B$5]*[.B37]+0.5))" office:value-type="float" office:value="0.270030661760794" calcext:value-type="float">
            <text:p>0,2700306617607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/>
          <table:table-cell table:formula="of:=[.B37]+0.1" office:value-type="float" office:value="-2.2" calcext:value-type="float">
            <text:p>-2,2</text:p>
          </table:table-cell>
          <table:table-cell table:formula="of:=1/(1+POWER([.$B$3]; -[.B38]/[.$B$2]))" office:value-type="float" office:value="0.293177778906433" calcext:value-type="float">
            <text:p>0,293177778906433</text:p>
          </table:table-cell>
          <table:table-cell table:formula="of:=([.C38]-[.C37])/[.$B$4]" office:value-type="float" office:value="0.822098056281129" calcext:value-type="float">
            <text:p>0,822098056281129</text:p>
          </table:table-cell>
          <table:table-cell table:formula="of:=IF([.$B$5]*[.B38]+0.5&lt;=0;0;IF([.$B$5]*[.B38]+0.5&gt;1;1;[.$B$5]*[.B38]+0.5))" office:value-type="float" office:value="0.280029328640759" calcext:value-type="float">
            <text:p>0,280029328640759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/>
          <table:table-cell table:formula="of:=[.B38]+0.1" office:value-type="float" office:value="-2.1" calcext:value-type="float">
            <text:p>-2,1</text:p>
          </table:table-cell>
          <table:table-cell table:formula="of:=1/(1+POWER([.$B$3]; -[.B39]/[.$B$2]))" office:value-type="float" office:value="0.301534783997461" calcext:value-type="float">
            <text:p>0,301534783997461</text:p>
          </table:table-cell>
          <table:table-cell table:formula="of:=([.C39]-[.C38])/[.$B$4]" office:value-type="float" office:value="0.835811932866161" calcext:value-type="float">
            <text:p>0,835811932866161</text:p>
          </table:table-cell>
          <table:table-cell table:formula="of:=IF([.$B$5]*[.B39]+0.5&lt;=0;0;IF([.$B$5]*[.B39]+0.5&gt;1;1;[.$B$5]*[.B39]+0.5))" office:value-type="float" office:value="0.290027995520725" calcext:value-type="float">
            <text:p>0,2900279955207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/>
          <table:table-cell table:formula="of:=[.B39]+0.1" office:value-type="float" office:value="-2" calcext:value-type="float">
            <text:p>-2</text:p>
          </table:table-cell>
          <table:table-cell table:formula="of:=1/(1+POWER([.$B$3]; -[.B40]/[.$B$2]))" office:value-type="float" office:value="0.310025518872388" calcext:value-type="float">
            <text:p>0,310025518872388</text:p>
          </table:table-cell>
          <table:table-cell table:formula="of:=([.C40]-[.C39])/[.$B$4]" office:value-type="float" office:value="0.849186694272148" calcext:value-type="float">
            <text:p>0,849186694272148</text:p>
          </table:table-cell>
          <table:table-cell table:formula="of:=IF([.$B$5]*[.B40]+0.5&lt;=0;0;IF([.$B$5]*[.B40]+0.5&gt;1;1;[.$B$5]*[.B40]+0.5))" office:value-type="float" office:value="0.30002666240069" calcext:value-type="float">
            <text:p>0,30002666240069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/>
          <table:table-cell table:formula="of:=[.B40]+0.1" office:value-type="float" office:value="-1.9" calcext:value-type="float">
            <text:p>-1,9</text:p>
          </table:table-cell>
          <table:table-cell table:formula="of:=1/(1+POWER([.$B$3]; -[.B41]/[.$B$2]))" office:value-type="float" office:value="0.318646266210975" calcext:value-type="float">
            <text:p>0,318646266210975</text:p>
          </table:table-cell>
          <table:table-cell table:formula="of:=([.C41]-[.C40])/[.$B$4]" office:value-type="float" office:value="0.862189674091495" calcext:value-type="float">
            <text:p>0,862189674091495</text:p>
          </table:table-cell>
          <table:table-cell table:formula="of:=IF([.$B$5]*[.B41]+0.5&lt;=0;0;IF([.$B$5]*[.B41]+0.5&gt;1;1;[.$B$5]*[.B41]+0.5))" office:value-type="float" office:value="0.310025329280656" calcext:value-type="float">
            <text:p>0,310025329280656</text:p>
          </table:table-cell>
          <table:table-cell table:number-columns-repeated="4"/>
        </table:table-row>
        <table:table-row table:style-name="ro1">
          <table:table-cell/>
          <table:table-cell table:formula="of:=[.B41]+0.1" office:value-type="float" office:value="-1.8" calcext:value-type="float">
            <text:p>-1,8</text:p>
          </table:table-cell>
          <table:table-cell table:formula="of:=1/(1+POWER([.$B$3]; -[.B42]/[.$B$2]))" office:value-type="float" office:value="0.32739298293224" calcext:value-type="float">
            <text:p>0,32739298293224</text:p>
          </table:table-cell>
          <table:table-cell table:formula="of:=([.C42]-[.C41])/[.$B$4]" office:value-type="float" office:value="0.874788291906305" calcext:value-type="float">
            <text:p>0,874788291906305</text:p>
          </table:table-cell>
          <table:table-cell table:formula="of:=IF([.$B$5]*[.B42]+0.5&lt;=0;0;IF([.$B$5]*[.B42]+0.5&gt;1;1;[.$B$5]*[.B42]+0.5))" office:value-type="float" office:value="0.320023996160621" calcext:value-type="float">
            <text:p>0,320023996160621</text:p>
          </table:table-cell>
          <table:table-cell table:number-columns-repeated="4"/>
        </table:table-row>
        <table:table-row table:style-name="ro1">
          <table:table-cell/>
          <table:table-cell table:formula="of:=[.B42]+0.1" office:value-type="float" office:value="-1.7" calcext:value-type="float">
            <text:p>-1,7</text:p>
          </table:table-cell>
          <table:table-cell table:formula="of:=1/(1+POWER([.$B$3]; -[.B43]/[.$B$2]))" office:value-type="float" office:value="0.336261302595647" calcext:value-type="float">
            <text:p>0,336261302595647</text:p>
          </table:table-cell>
          <table:table-cell table:formula="of:=([.C43]-[.C42])/[.$B$4]" office:value-type="float" office:value="0.88695020744989" calcext:value-type="float">
            <text:p>0,88695020744989</text:p>
          </table:table-cell>
          <table:table-cell table:formula="of:=IF([.$B$5]*[.B43]+0.5&lt;=0;0;IF([.$B$5]*[.B43]+0.5&gt;1;1;[.$B$5]*[.B43]+0.5))" office:value-type="float" office:value="0.330022663040587" calcext:value-type="float">
            <text:p>0,330022663040587</text:p>
          </table:table-cell>
          <table:table-cell table:number-columns-repeated="3"/>
          <table:table-cell office:value-type="string" calcext:value-type="string">
            <text:p>„0,247*(x ^-0,806)</text:p>
          </table:table-cell>
        </table:table-row>
        <table:table-row table:style-name="ro1">
          <table:table-cell/>
          <table:table-cell table:formula="of:=[.B43]+0.1" office:value-type="float" office:value="-1.6" calcext:value-type="float">
            <text:p>-1,6</text:p>
          </table:table-cell>
          <table:table-cell table:formula="of:=1/(1+POWER([.$B$3]; -[.B44]/[.$B$2]))" office:value-type="float" office:value="0.345246539393681" calcext:value-type="float">
            <text:p>0,345246539393681</text:p>
          </table:table-cell>
          <table:table-cell table:formula="of:=([.C44]-[.C43])/[.$B$4]" office:value-type="float" office:value="0.898643479766024" calcext:value-type="float">
            <text:p>0,898643479766024</text:p>
          </table:table-cell>
          <table:table-cell table:formula="of:=IF([.$B$5]*[.B44]+0.5&lt;=0;0;IF([.$B$5]*[.B44]+0.5&gt;1;1;[.$B$5]*[.B44]+0.5))" office:value-type="float" office:value="0.340021329920552" calcext:value-type="float">
            <text:p>0,340021329920552</text:p>
          </table:table-cell>
          <table:table-cell table:number-columns-repeated="4"/>
        </table:table-row>
        <table:table-row table:style-name="ro1">
          <table:table-cell/>
          <table:table-cell table:formula="of:=[.B44]+0.1" office:value-type="float" office:value="-1.5" calcext:value-type="float">
            <text:p>-1,5</text:p>
          </table:table-cell>
          <table:table-cell table:formula="of:=1/(1+POWER([.$B$3]; -[.B45]/[.$B$2]))" office:value-type="float" office:value="0.354343693774205" calcext:value-type="float">
            <text:p>0,354343693774205</text:p>
          </table:table-cell>
          <table:table-cell table:formula="of:=([.C45]-[.C44])/[.$B$4]" office:value-type="float" office:value="0.90983673020969" calcext:value-type="float">
            <text:p>0,90983673020969</text:p>
          </table:table-cell>
          <table:table-cell table:formula="of:=IF([.$B$5]*[.B45]+0.5&lt;=0;0;IF([.$B$5]*[.B45]+0.5&gt;1;1;[.$B$5]*[.B45]+0.5))" office:value-type="float" office:value="0.350019996800518" calcext:value-type="float">
            <text:p>0,350019996800518</text:p>
          </table:table-cell>
          <table:table-cell table:number-columns-repeated="4"/>
        </table:table-row>
        <table:table-row table:style-name="ro1">
          <table:table-cell/>
          <table:table-cell table:formula="of:=[.B45]+0.1" office:value-type="float" office:value="-1.4" calcext:value-type="float">
            <text:p>-1,4</text:p>
          </table:table-cell>
          <table:table-cell table:formula="of:=1/(1+POWER([.$B$3]; -[.B46]/[.$B$2]))" office:value-type="float" office:value="0.363547459718434" calcext:value-type="float">
            <text:p>0,363547459718434</text:p>
          </table:table-cell>
          <table:table-cell table:formula="of:=([.C46]-[.C45])/[.$B$4]" office:value-type="float" office:value="0.920499308029841" calcext:value-type="float">
            <text:p>0,920499308029841</text:p>
          </table:table-cell>
          <table:table-cell table:formula="of:=IF([.$B$5]*[.B46]+0.5&lt;=0;0;IF([.$B$5]*[.B46]+0.5&gt;1;1;[.$B$5]*[.B46]+0.5))" office:value-type="float" office:value="0.360018663680483" calcext:value-type="float">
            <text:p>0,360018663680483</text:p>
          </table:table-cell>
          <table:table-cell table:number-columns-repeated="4"/>
        </table:table-row>
        <table:table-row table:style-name="ro1">
          <table:table-cell/>
          <table:table-cell table:formula="of:=[.B46]+0.1" office:value-type="float" office:value="-1.3" calcext:value-type="float">
            <text:p>-1,3</text:p>
          </table:table-cell>
          <table:table-cell table:formula="of:=1/(1+POWER([.$B$3]; -[.B47]/[.$B$2]))" office:value-type="float" office:value="0.372852233686805" calcext:value-type="float">
            <text:p>0,372852233686805</text:p>
          </table:table-cell>
          <table:table-cell table:formula="of:=([.C47]-[.C46])/[.$B$4]" office:value-type="float" office:value="0.930601457181748" calcext:value-type="float">
            <text:p>0,930601457181748</text:p>
          </table:table-cell>
          <table:table-cell table:formula="of:=IF([.$B$5]*[.B47]+0.5&lt;=0;0;IF([.$B$5]*[.B47]+0.5&gt;1;1;[.$B$5]*[.B47]+0.5))" office:value-type="float" office:value="0.370017330560449" calcext:value-type="float">
            <text:p>0,370017330560449</text:p>
          </table:table-cell>
          <table:table-cell table:number-columns-repeated="4"/>
        </table:table-row>
        <table:table-row table:style-name="ro1">
          <table:table-cell/>
          <table:table-cell table:formula="of:=[.B47]+0.1" office:value-type="float" office:value="-1.2" calcext:value-type="float">
            <text:p>-1,2</text:p>
          </table:table-cell>
          <table:table-cell table:formula="of:=1/(1+POWER([.$B$3]; -[.B48]/[.$B$2]))" office:value-type="float" office:value="0.382252125230751" calcext:value-type="float">
            <text:p>0,382252125230751</text:p>
          </table:table-cell>
          <table:table-cell table:formula="of:=([.C48]-[.C47])/[.$B$4]" office:value-type="float" office:value="0.940114482939855" calcext:value-type="float">
            <text:p>0,940114482939855</text:p>
          </table:table-cell>
          <table:table-cell table:formula="of:=IF([.$B$5]*[.B48]+0.5&lt;=0;0;IF([.$B$5]*[.B48]+0.5&gt;1;1;[.$B$5]*[.B48]+0.5))" office:value-type="float" office:value="0.380015997440414" calcext:value-type="float">
            <text:p>0,380015997440414</text:p>
          </table:table-cell>
          <table:table-cell table:number-columns-repeated="4"/>
        </table:table-row>
        <table:table-row table:style-name="ro1">
          <table:table-cell/>
          <table:table-cell table:formula="of:=[.B48]+0.1" office:value-type="float" office:value="-1.1" calcext:value-type="float">
            <text:p>-1,1</text:p>
          </table:table-cell>
          <table:table-cell table:formula="of:=1/(1+POWER([.$B$3]; -[.B49]/[.$B$2]))" office:value-type="float" office:value="0.391740969253486" calcext:value-type="float">
            <text:p>0,391740969253486</text:p>
          </table:table-cell>
          <table:table-cell table:formula="of:=([.C49]-[.C48])/[.$B$4]" office:value-type="float" office:value="0.949010916820077" calcext:value-type="float">
            <text:p>0,949010916820077</text:p>
          </table:table-cell>
          <table:table-cell table:formula="of:=IF([.$B$5]*[.B49]+0.5&lt;=0;0;IF([.$B$5]*[.B49]+0.5&gt;1;1;[.$B$5]*[.B49]+0.5))" office:value-type="float" office:value="0.39001466432038" calcext:value-type="float">
            <text:p>0,39001466432038</text:p>
          </table:table-cell>
          <table:table-cell table:number-columns-repeated="4"/>
        </table:table-row>
        <table:table-row table:style-name="ro1">
          <table:table-cell/>
          <table:table-cell table:formula="of:=[.B49]+0.1" office:value-type="float" office:value="-1" calcext:value-type="float">
            <text:p>-1</text:p>
          </table:table-cell>
          <table:table-cell table:formula="of:=1/(1+POWER([.$B$3]; -[.B50]/[.$B$2]))" office:value-type="float" office:value="0.401312339887548" calcext:value-type="float">
            <text:p>0,401312339887548</text:p>
          </table:table-cell>
          <table:table-cell table:formula="of:=([.C50]-[.C49])/[.$B$4]" office:value-type="float" office:value="0.957264678278338" calcext:value-type="float">
            <text:p>0,957264678278338</text:p>
          </table:table-cell>
          <table:table-cell table:formula="of:=IF([.$B$5]*[.B50]+0.5&lt;=0;0;IF([.$B$5]*[.B50]+0.5&gt;1;1;[.$B$5]*[.B50]+0.5))" office:value-type="float" office:value="0.400013331200345" calcext:value-type="float">
            <text:p>0,400013331200345</text:p>
          </table:table-cell>
          <table:table-cell table:number-columns-repeated="4"/>
        </table:table-row>
        <table:table-row table:style-name="ro1">
          <table:table-cell/>
          <table:table-cell table:formula="of:=[.B50]+0.1" office:value-type="float" office:value="-0.900000000000001" calcext:value-type="float">
            <text:p>-0,900000000000001</text:p>
          </table:table-cell>
          <table:table-cell table:formula="of:=1/(1+POWER([.$B$3]; -[.B51]/[.$B$2]))" office:value-type="float" office:value="0.410959565941335" calcext:value-type="float">
            <text:p>0,410959565941335</text:p>
          </table:table-cell>
          <table:table-cell table:formula="of:=([.C51]-[.C50])/[.$B$4]" office:value-type="float" office:value="0.964851231629403" calcext:value-type="float">
            <text:p>0,964851231629403</text:p>
          </table:table-cell>
          <table:table-cell table:formula="of:=IF([.$B$5]*[.B51]+0.5&lt;=0;0;IF([.$B$5]*[.B51]+0.5&gt;1;1;[.$B$5]*[.B51]+0.5))" office:value-type="float" office:value="0.410011998080311" calcext:value-type="float">
            <text:p>0,410011998080311</text:p>
          </table:table-cell>
          <table:table-cell table:number-columns-repeated="4"/>
        </table:table-row>
        <table:table-row table:style-name="ro1">
          <table:table-cell/>
          <table:table-cell table:formula="of:=[.B51]+0.1" office:value-type="float" office:value="-0.800000000000001" calcext:value-type="float">
            <text:p>-0,800000000000001</text:p>
          </table:table-cell>
          <table:table-cell table:formula="of:=1/(1+POWER([.$B$3]; -[.B52]/[.$B$2]))" office:value-type="float" office:value="0.420675747851251" calcext:value-type="float">
            <text:p>0,420675747851251</text:p>
          </table:table-cell>
          <table:table-cell table:formula="of:=([.C52]-[.C51])/[.$B$4]" office:value-type="float" office:value="0.971747736629177" calcext:value-type="float">
            <text:p>0,971747736629177</text:p>
          </table:table-cell>
          <table:table-cell table:formula="of:=IF([.$B$5]*[.B52]+0.5&lt;=0;0;IF([.$B$5]*[.B52]+0.5&gt;1;1;[.$B$5]*[.B52]+0.5))" office:value-type="float" office:value="0.420010664960276" calcext:value-type="float">
            <text:p>0,420010664960276</text:p>
          </table:table-cell>
          <table:table-cell table:number-columns-repeated="4"/>
        </table:table-row>
        <table:table-row table:style-name="ro1">
          <table:table-cell/>
          <table:table-cell table:formula="of:=[.B52]+0.1" office:value-type="float" office:value="-0.700000000000001" calcext:value-type="float">
            <text:p>-0,700000000000001</text:p>
          </table:table-cell>
          <table:table-cell table:formula="of:=1/(1+POWER([.$B$3]; -[.B53]/[.$B$2]))" office:value-type="float" office:value="0.430453776060771" calcext:value-type="float">
            <text:p>0,430453776060771</text:p>
          </table:table-cell>
          <table:table-cell table:formula="of:=([.C53]-[.C52])/[.$B$4]" office:value-type="float" office:value="0.977933191185004" calcext:value-type="float">
            <text:p>0,977933191185004</text:p>
          </table:table-cell>
          <table:table-cell table:formula="of:=IF([.$B$5]*[.B53]+0.5&lt;=0;0;IF([.$B$5]*[.B53]+0.5&gt;1;1;[.$B$5]*[.B53]+0.5))" office:value-type="float" office:value="0.430009331840242" calcext:value-type="float">
            <text:p>0,430009331840242</text:p>
          </table:table-cell>
          <table:table-cell table:number-columns-repeated="4"/>
        </table:table-row>
        <table:table-row table:style-name="ro1">
          <table:table-cell/>
          <table:table-cell table:formula="of:=[.B53]+0.1" office:value-type="float" office:value="-0.600000000000001" calcext:value-type="float">
            <text:p>-0,600000000000001</text:p>
          </table:table-cell>
          <table:table-cell table:formula="of:=1/(1+POWER([.$B$3]; -[.B54]/[.$B$2]))" office:value-type="float" office:value="0.440286350732807" calcext:value-type="float">
            <text:p>0,440286350732807</text:p>
          </table:table-cell>
          <table:table-cell table:formula="of:=([.C54]-[.C53])/[.$B$4]" office:value-type="float" office:value="0.983388564703345" calcext:value-type="float">
            <text:p>0,983388564703345</text:p>
          </table:table-cell>
          <table:table-cell table:formula="of:=IF([.$B$5]*[.B54]+0.5&lt;=0;0;IF([.$B$5]*[.B54]+0.5&gt;1;1;[.$B$5]*[.B54]+0.5))" office:value-type="float" office:value="0.440007998720207" calcext:value-type="float">
            <text:p>0,440007998720207</text:p>
          </table:table-cell>
          <table:table-cell table:number-columns-repeated="4"/>
        </table:table-row>
        <table:table-row table:style-name="ro1">
          <table:table-cell/>
          <table:table-cell table:formula="of:=[.B54]+0.1" office:value-type="float" office:value="-0.500000000000001" calcext:value-type="float">
            <text:p>-0,500000000000001</text:p>
          </table:table-cell>
          <table:table-cell table:formula="of:=1/(1+POWER([.$B$3]; -[.B55]/[.$B$2]))" office:value-type="float" office:value="0.450166002687522" calcext:value-type="float">
            <text:p>0,450166002687522</text:p>
          </table:table-cell>
          <table:table-cell table:formula="of:=([.C55]-[.C54])/[.$B$4]" office:value-type="float" office:value="0.988096920651598" calcext:value-type="float">
            <text:p>0,988096920651598</text:p>
          </table:table-cell>
          <table:table-cell table:formula="of:=IF([.$B$5]*[.B55]+0.5&lt;=0;0;IF([.$B$5]*[.B55]+0.5&gt;1;1;[.$B$5]*[.B55]+0.5))" office:value-type="float" office:value="0.450006665600172" calcext:value-type="float">
            <text:p>0,450006665600172</text:p>
          </table:table-cell>
          <table:table-cell table:number-columns-repeated="4"/>
        </table:table-row>
        <table:table-row table:style-name="ro1">
          <table:table-cell/>
          <table:table-cell table:formula="of:=[.B55]+0.1" office:value-type="float" office:value="-0.400000000000001" calcext:value-type="float">
            <text:p>-0,400000000000001</text:p>
          </table:table-cell>
          <table:table-cell table:formula="of:=1/(1+POWER([.$B$3]; -[.B56]/[.$B$2]))" office:value-type="float" office:value="0.460085115444434" calcext:value-type="float">
            <text:p>0,460085115444434</text:p>
          </table:table-cell>
          <table:table-cell table:formula="of:=([.C56]-[.C55])/[.$B$4]" office:value-type="float" office:value="0.992043527001305" calcext:value-type="float">
            <text:p>0,992043527001305</text:p>
          </table:table-cell>
          <table:table-cell table:formula="of:=IF([.$B$5]*[.B56]+0.5&lt;=0;0;IF([.$B$5]*[.B56]+0.5&gt;1;1;[.$B$5]*[.B56]+0.5))" office:value-type="float" office:value="0.460005332480138" calcext:value-type="float">
            <text:p>0,460005332480138</text:p>
          </table:table-cell>
          <table:table-cell table:number-columns-repeated="4"/>
        </table:table-row>
        <table:table-row table:style-name="ro1">
          <table:table-cell/>
          <table:table-cell table:formula="of:=[.B56]+0.1" office:value-type="float" office:value="-0.300000000000001" calcext:value-type="float">
            <text:p>-0,300000000000001</text:p>
          </table:table-cell>
          <table:table-cell table:formula="of:=1/(1+POWER([.$B$3]; -[.B57]/[.$B$2]))" office:value-type="float" office:value="0.470035948235428" calcext:value-type="float">
            <text:p>0,470035948235428</text:p>
          </table:table-cell>
          <table:table-cell table:formula="of:=([.C57]-[.C56])/[.$B$4]" office:value-type="float" office:value="0.995215953332001" calcext:value-type="float">
            <text:p>0,995215953332001</text:p>
          </table:table-cell>
          <table:table-cell table:formula="of:=IF([.$B$5]*[.B57]+0.5&lt;=0;0;IF([.$B$5]*[.B57]+0.5&gt;1;1;[.$B$5]*[.B57]+0.5))" office:value-type="float" office:value="0.470003999360103" calcext:value-type="float">
            <text:p>0,470003999360103</text:p>
          </table:table-cell>
          <table:table-cell table:number-columns-repeated="4"/>
        </table:table-row>
        <table:table-row table:style-name="ro1">
          <table:table-cell/>
          <table:table-cell table:formula="of:=[.B57]+0.1" office:value-type="float" office:value="-0.200000000000001" calcext:value-type="float">
            <text:p>-0,200000000000001</text:p>
          </table:table-cell>
          <table:table-cell table:formula="of:=1/(1+POWER([.$B$3]; -[.B58]/[.$B$2]))" office:value-type="float" office:value="0.480010659844418" calcext:value-type="float">
            <text:p>0,480010659844418</text:p>
          </table:table-cell>
          <table:table-cell table:formula="of:=([.C58]-[.C57])/[.$B$4]" office:value-type="float" office:value="0.99760415350735" calcext:value-type="float">
            <text:p>0,99760415350735</text:p>
          </table:table-cell>
          <table:table-cell table:formula="of:=IF([.$B$5]*[.B58]+0.5&lt;=0;0;IF([.$B$5]*[.B58]+0.5&gt;1;1;[.$B$5]*[.B58]+0.5))" office:value-type="float" office:value="0.480002666240069" calcext:value-type="float">
            <text:p>0,480002666240069</text:p>
          </table:table-cell>
          <table:table-cell table:number-columns-repeated="4"/>
        </table:table-row>
        <table:table-row table:style-name="ro1">
          <table:table-cell/>
          <table:table-cell table:formula="of:=[.B58]+0.1" office:value-type="float" office:value="-0.100000000000001" calcext:value-type="float">
            <text:p>-0,100000000000001</text:p>
          </table:table-cell>
          <table:table-cell table:formula="of:=1/(1+POWER([.$B$3]; -[.B59]/[.$B$2]))" office:value-type="float" office:value="0.490001333120034" calcext:value-type="float">
            <text:p>0,490001333120034</text:p>
          </table:table-cell>
          <table:table-cell table:formula="of:=([.C59]-[.C58])/[.$B$4]" office:value-type="float" office:value="0.999200532986523" calcext:value-type="float">
            <text:p>0,999200532986523</text:p>
          </table:table-cell>
          <table:table-cell table:formula="of:=IF([.$B$5]*[.B59]+0.5&lt;=0;0;IF([.$B$5]*[.B59]+0.5&gt;1;1;[.$B$5]*[.B59]+0.5))" office:value-type="float" office:value="0.490001333120034" calcext:value-type="float">
            <text:p>0,49000133312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/(1+POWER([.$B$3]; -[.B60]/[.$B$2]))" office:value-type="float" office:value="0.5" calcext:value-type="float">
            <text:p>0,5</text:p>
          </table:table-cell>
          <table:table-cell table:formula="of:=([.C60]-[.C59])/[.$B$4]" office:value-type="float" office:value="1.00000000000002" calcext:value-type="float">
            <text:p>1,00000000000002</text:p>
          </table:table-cell>
          <table:table-cell table:formula="of:=IF([.$B$5]*[.B60]+0.5&lt;=0;0;IF([.$B$5]*[.B60]+0.5&gt;1;1;[.$B$5]*[.B60]+0.5)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table:formula="of:=[.B60]+0.1" office:value-type="float" office:value="0.1" calcext:value-type="float">
            <text:p>0,1</text:p>
          </table:table-cell>
          <table:table-cell table:formula="of:=1/(1+POWER([.$B$3]; -[.B61]/[.$B$2]))" office:value-type="float" office:value="0.509998666879965" calcext:value-type="float">
            <text:p>0,509998666879965</text:p>
          </table:table-cell>
          <table:table-cell table:formula="of:=([.C61]-[.C60])/[.$B$4]" office:value-type="float" office:value="0.999999999999994" calcext:value-type="float">
            <text:p>0,999999999999994</text:p>
          </table:table-cell>
          <table:table-cell table:formula="of:=IF([.$B$5]*[.B61]+0.5&lt;=0;0;IF([.$B$5]*[.B61]+0.5&gt;1;1;[.$B$5]*[.B61]+0.5))" office:value-type="float" office:value="0.509998666879966" calcext:value-type="float">
            <text:p>0,509998666879966</text:p>
          </table:table-cell>
          <table:table-cell table:number-columns-repeated="4"/>
        </table:table-row>
        <table:table-row table:style-name="ro1">
          <table:table-cell/>
          <table:table-cell table:formula="of:=[.B61]+0.1" office:value-type="float" office:value="0.2" calcext:value-type="float">
            <text:p>0,2</text:p>
          </table:table-cell>
          <table:table-cell table:formula="of:=1/(1+POWER([.$B$3]; -[.B62]/[.$B$2]))" office:value-type="float" office:value="0.519989340155582" calcext:value-type="float">
            <text:p>0,519989340155582</text:p>
          </table:table-cell>
          <table:table-cell table:formula="of:=([.C62]-[.C61])/[.$B$4]" office:value-type="float" office:value="0.999200532986534" calcext:value-type="float">
            <text:p>0,999200532986534</text:p>
          </table:table-cell>
          <table:table-cell table:formula="of:=IF([.$B$5]*[.B62]+0.5&lt;=0;0;IF([.$B$5]*[.B62]+0.5&gt;1;1;[.$B$5]*[.B62]+0.5))" office:value-type="float" office:value="0.519997333759931" calcext:value-type="float">
            <text:p>0,519997333759931</text:p>
          </table:table-cell>
          <table:table-cell table:number-columns-repeated="4"/>
        </table:table-row>
        <table:table-row table:style-name="ro1">
          <table:table-cell/>
          <table:table-cell table:formula="of:=[.B62]+0.1" office:value-type="float" office:value="0.3" calcext:value-type="float">
            <text:p>0,3</text:p>
          </table:table-cell>
          <table:table-cell table:formula="of:=1/(1+POWER([.$B$3]; -[.B63]/[.$B$2]))" office:value-type="float" office:value="0.529964051764572" calcext:value-type="float">
            <text:p>0,529964051764572</text:p>
          </table:table-cell>
          <table:table-cell table:formula="of:=([.C63]-[.C62])/[.$B$4]" office:value-type="float" office:value="0.997604153507355" calcext:value-type="float">
            <text:p>0,997604153507355</text:p>
          </table:table-cell>
          <table:table-cell table:formula="of:=IF([.$B$5]*[.B63]+0.5&lt;=0;0;IF([.$B$5]*[.B63]+0.5&gt;1;1;[.$B$5]*[.B63]+0.5))" office:value-type="float" office:value="0.529996000639896" calcext:value-type="float">
            <text:p>0,529996000639896</text:p>
          </table:table-cell>
          <table:table-cell table:number-columns-repeated="4"/>
        </table:table-row>
        <table:table-row table:style-name="ro1">
          <table:table-cell/>
          <table:table-cell table:formula="of:=[.B63]+0.1" office:value-type="float" office:value="0.4" calcext:value-type="float">
            <text:p>0,4</text:p>
          </table:table-cell>
          <table:table-cell table:formula="of:=1/(1+POWER([.$B$3]; -[.B64]/[.$B$2]))" office:value-type="float" office:value="0.539914884555566" calcext:value-type="float">
            <text:p>0,539914884555566</text:p>
          </table:table-cell>
          <table:table-cell table:formula="of:=([.C64]-[.C63])/[.$B$4]" office:value-type="float" office:value="0.99521595333199" calcext:value-type="float">
            <text:p>0,99521595333199</text:p>
          </table:table-cell>
          <table:table-cell table:formula="of:=IF([.$B$5]*[.B64]+0.5&lt;=0;0;IF([.$B$5]*[.B64]+0.5&gt;1;1;[.$B$5]*[.B64]+0.5))" office:value-type="float" office:value="0.539994667519862" calcext:value-type="float">
            <text:p>0,539994667519862</text:p>
          </table:table-cell>
          <table:table-cell table:number-columns-repeated="4"/>
        </table:table-row>
        <table:table-row table:style-name="ro1">
          <table:table-cell/>
          <table:table-cell table:formula="of:=[.B64]+0.1" office:value-type="float" office:value="0.5" calcext:value-type="float">
            <text:p>0,5</text:p>
          </table:table-cell>
          <table:table-cell table:formula="of:=1/(1+POWER([.$B$3]; -[.B65]/[.$B$2]))" office:value-type="float" office:value="0.549833997312478" calcext:value-type="float">
            <text:p>0,549833997312478</text:p>
          </table:table-cell>
          <table:table-cell table:formula="of:=([.C65]-[.C64])/[.$B$4]" office:value-type="float" office:value="0.992043527001322" calcext:value-type="float">
            <text:p>0,992043527001322</text:p>
          </table:table-cell>
          <table:table-cell table:formula="of:=IF([.$B$5]*[.B65]+0.5&lt;=0;0;IF([.$B$5]*[.B65]+0.5&gt;1;1;[.$B$5]*[.B65]+0.5))" office:value-type="float" office:value="0.549993334399827" calcext:value-type="float">
            <text:p>0,549993334399827</text:p>
          </table:table-cell>
          <table:table-cell table:number-columns-repeated="4"/>
        </table:table-row>
        <table:table-row table:style-name="ro1">
          <table:table-cell/>
          <table:table-cell table:formula="of:=[.B65]+0.1" office:value-type="float" office:value="0.6" calcext:value-type="float">
            <text:p>0,6</text:p>
          </table:table-cell>
          <table:table-cell table:formula="of:=1/(1+POWER([.$B$3]; -[.B66]/[.$B$2]))" office:value-type="float" office:value="0.559713649267193" calcext:value-type="float">
            <text:p>0,559713649267193</text:p>
          </table:table-cell>
          <table:table-cell table:formula="of:=([.C66]-[.C65])/[.$B$4]" office:value-type="float" office:value="0.988096920651593" calcext:value-type="float">
            <text:p>0,988096920651593</text:p>
          </table:table-cell>
          <table:table-cell table:formula="of:=IF([.$B$5]*[.B66]+0.5&lt;=0;0;IF([.$B$5]*[.B66]+0.5&gt;1;1;[.$B$5]*[.B66]+0.5))" office:value-type="float" office:value="0.559992001279793" calcext:value-type="float">
            <text:p>0,559992001279793</text:p>
          </table:table-cell>
          <table:table-cell table:number-columns-repeated="4"/>
        </table:table-row>
        <table:table-row table:style-name="ro1">
          <table:table-cell/>
          <table:table-cell table:formula="of:=[.B66]+0.1" office:value-type="float" office:value="0.7" calcext:value-type="float">
            <text:p>0,7</text:p>
          </table:table-cell>
          <table:table-cell table:formula="of:=1/(1+POWER([.$B$3]; -[.B67]/[.$B$2]))" office:value-type="float" office:value="0.569546223939229" calcext:value-type="float">
            <text:p>0,569546223939229</text:p>
          </table:table-cell>
          <table:table-cell table:formula="of:=([.C67]-[.C66])/[.$B$4]" office:value-type="float" office:value="0.983388564703345" calcext:value-type="float">
            <text:p>0,983388564703345</text:p>
          </table:table-cell>
          <table:table-cell table:formula="of:=IF([.$B$5]*[.B67]+0.5&lt;=0;0;IF([.$B$5]*[.B67]+0.5&gt;1;1;[.$B$5]*[.B67]+0.5))" office:value-type="float" office:value="0.569990668159758" calcext:value-type="float">
            <text:p>0,569990668159758</text:p>
          </table:table-cell>
          <table:table-cell table:number-columns-repeated="4"/>
        </table:table-row>
        <table:table-row table:style-name="ro1">
          <table:table-cell/>
          <table:table-cell table:formula="of:=[.B67]+0.1" office:value-type="float" office:value="0.8" calcext:value-type="float">
            <text:p>0,8</text:p>
          </table:table-cell>
          <table:table-cell table:formula="of:=1/(1+POWER([.$B$3]; -[.B68]/[.$B$2]))" office:value-type="float" office:value="0.579324252148749" calcext:value-type="float">
            <text:p>0,579324252148749</text:p>
          </table:table-cell>
          <table:table-cell table:formula="of:=([.C68]-[.C67])/[.$B$4]" office:value-type="float" office:value="0.977933191184993" calcext:value-type="float">
            <text:p>0,977933191184993</text:p>
          </table:table-cell>
          <table:table-cell table:formula="of:=IF([.$B$5]*[.B68]+0.5&lt;=0;0;IF([.$B$5]*[.B68]+0.5&gt;1;1;[.$B$5]*[.B68]+0.5))" office:value-type="float" office:value="0.579989335039724" calcext:value-type="float">
            <text:p>0,579989335039724</text:p>
          </table:table-cell>
          <table:table-cell table:number-columns-repeated="4"/>
        </table:table-row>
        <table:table-row table:style-name="ro1">
          <table:table-cell/>
          <table:table-cell table:formula="of:=[.B68]+0.1" office:value-type="float" office:value="0.9" calcext:value-type="float">
            <text:p>0,9</text:p>
          </table:table-cell>
          <table:table-cell table:formula="of:=1/(1+POWER([.$B$3]; -[.B69]/[.$B$2]))" office:value-type="float" office:value="0.589040434058665" calcext:value-type="float">
            <text:p>0,589040434058665</text:p>
          </table:table-cell>
          <table:table-cell table:formula="of:=([.C69]-[.C68])/[.$B$4]" office:value-type="float" office:value="0.971747736629183" calcext:value-type="float">
            <text:p>0,971747736629183</text:p>
          </table:table-cell>
          <table:table-cell table:formula="of:=IF([.$B$5]*[.B69]+0.5&lt;=0;0;IF([.$B$5]*[.B69]+0.5&gt;1;1;[.$B$5]*[.B69]+0.5))" office:value-type="float" office:value="0.589988001919689" calcext:value-type="float">
            <text:p>0,589988001919689</text:p>
          </table:table-cell>
          <table:table-cell table:number-columns-repeated="4"/>
        </table:table-row>
        <table:table-row table:style-name="ro1">
          <table:table-cell/>
          <table:table-cell table:formula="of:=[.B69]+0.1" office:value-type="float" office:value="1" calcext:value-type="float">
            <text:p>1</text:p>
          </table:table-cell>
          <table:table-cell table:formula="of:=1/(1+POWER([.$B$3]; -[.B70]/[.$B$2]))" office:value-type="float" office:value="0.598687660112452" calcext:value-type="float">
            <text:p>0,598687660112452</text:p>
          </table:table-cell>
          <table:table-cell table:formula="of:=([.C70]-[.C69])/[.$B$4]" office:value-type="float" office:value="0.964851231629408" calcext:value-type="float">
            <text:p>0,964851231629408</text:p>
          </table:table-cell>
          <table:table-cell table:formula="of:=IF([.$B$5]*[.B70]+0.5&lt;=0;0;IF([.$B$5]*[.B70]+0.5&gt;1;1;[.$B$5]*[.B70]+0.5))" office:value-type="float" office:value="0.599986668799655" calcext:value-type="float">
            <text:p>0,599986668799655</text:p>
          </table:table-cell>
          <table:table-cell table:number-columns-repeated="4"/>
        </table:table-row>
        <table:table-row table:style-name="ro1">
          <table:table-cell/>
          <table:table-cell table:formula="of:=[.B70]+0.1" office:value-type="float" office:value="1.1" calcext:value-type="float">
            <text:p>1,1</text:p>
          </table:table-cell>
          <table:table-cell table:formula="of:=1/(1+POWER([.$B$3]; -[.B71]/[.$B$2]))" office:value-type="float" office:value="0.608259030746514" calcext:value-type="float">
            <text:p>0,608259030746514</text:p>
          </table:table-cell>
          <table:table-cell table:formula="of:=([.C71]-[.C70])/[.$B$4]" office:value-type="float" office:value="0.957264678278338" calcext:value-type="float">
            <text:p>0,957264678278338</text:p>
          </table:table-cell>
          <table:table-cell table:formula="of:=IF([.$B$5]*[.B71]+0.5&lt;=0;0;IF([.$B$5]*[.B71]+0.5&gt;1;1;[.$B$5]*[.B71]+0.5))" office:value-type="float" office:value="0.60998533567962" calcext:value-type="float">
            <text:p>0,60998533567962</text:p>
          </table:table-cell>
          <table:table-cell table:number-columns-repeated="4"/>
        </table:table-row>
        <table:table-row table:style-name="ro1">
          <table:table-cell/>
          <table:table-cell table:formula="of:=[.B71]+0.1" office:value-type="float" office:value="1.2" calcext:value-type="float">
            <text:p>1,2</text:p>
          </table:table-cell>
          <table:table-cell table:formula="of:=1/(1+POWER([.$B$3]; -[.B72]/[.$B$2]))" office:value-type="float" office:value="0.617747874769249" calcext:value-type="float">
            <text:p>0,617747874769249</text:p>
          </table:table-cell>
          <table:table-cell table:formula="of:=([.C72]-[.C71])/[.$B$4]" office:value-type="float" office:value="0.949010916820072" calcext:value-type="float">
            <text:p>0,949010916820072</text:p>
          </table:table-cell>
          <table:table-cell table:formula="of:=IF([.$B$5]*[.B72]+0.5&lt;=0;0;IF([.$B$5]*[.B72]+0.5&gt;1;1;[.$B$5]*[.B72]+0.5))" office:value-type="float" office:value="0.619984002559586" calcext:value-type="float">
            <text:p>0,619984002559586</text:p>
          </table:table-cell>
          <table:table-cell table:number-columns-repeated="4"/>
        </table:table-row>
        <table:table-row table:style-name="ro1">
          <table:table-cell/>
          <table:table-cell table:formula="of:=[.B72]+0.1" office:value-type="float" office:value="1.3" calcext:value-type="float">
            <text:p>1,3</text:p>
          </table:table-cell>
          <table:table-cell table:formula="of:=1/(1+POWER([.$B$3]; -[.B73]/[.$B$2]))" office:value-type="float" office:value="0.627147766313195" calcext:value-type="float">
            <text:p>0,627147766313195</text:p>
          </table:table-cell>
          <table:table-cell table:formula="of:=([.C73]-[.C72])/[.$B$4]" office:value-type="float" office:value="0.940114482939855" calcext:value-type="float">
            <text:p>0,940114482939855</text:p>
          </table:table-cell>
          <table:table-cell table:formula="of:=IF([.$B$5]*[.B73]+0.5&lt;=0;0;IF([.$B$5]*[.B73]+0.5&gt;1;1;[.$B$5]*[.B73]+0.5))" office:value-type="float" office:value="0.629982669439551" calcext:value-type="float">
            <text:p>0,629982669439551</text:p>
          </table:table-cell>
          <table:table-cell table:number-columns-repeated="4"/>
        </table:table-row>
        <table:table-row table:style-name="ro1">
          <table:table-cell/>
          <table:table-cell table:formula="of:=[.B73]+0.1" office:value-type="float" office:value="1.4" calcext:value-type="float">
            <text:p>1,4</text:p>
          </table:table-cell>
          <table:table-cell table:formula="of:=1/(1+POWER([.$B$3]; -[.B74]/[.$B$2]))" office:value-type="float" office:value="0.636452540281566" calcext:value-type="float">
            <text:p>0,636452540281566</text:p>
          </table:table-cell>
          <table:table-cell table:formula="of:=([.C74]-[.C73])/[.$B$4]" office:value-type="float" office:value="0.930601457181754" calcext:value-type="float">
            <text:p>0,930601457181754</text:p>
          </table:table-cell>
          <table:table-cell table:formula="of:=IF([.$B$5]*[.B74]+0.5&lt;=0;0;IF([.$B$5]*[.B74]+0.5&gt;1;1;[.$B$5]*[.B74]+0.5))" office:value-type="float" office:value="0.639981336319517" calcext:value-type="float">
            <text:p>0,639981336319517</text:p>
          </table:table-cell>
          <table:table-cell table:number-columns-repeated="4"/>
        </table:table-row>
        <table:table-row table:style-name="ro1">
          <table:table-cell/>
          <table:table-cell table:formula="of:=[.B74]+0.1" office:value-type="float" office:value="1.5" calcext:value-type="float">
            <text:p>1,5</text:p>
          </table:table-cell>
          <table:table-cell table:formula="of:=1/(1+POWER([.$B$3]; -[.B75]/[.$B$2]))" office:value-type="float" office:value="0.645656306225795" calcext:value-type="float">
            <text:p>0,645656306225795</text:p>
          </table:table-cell>
          <table:table-cell table:formula="of:=([.C75]-[.C74])/[.$B$4]" office:value-type="float" office:value="0.920499308029841" calcext:value-type="float">
            <text:p>0,920499308029841</text:p>
          </table:table-cell>
          <table:table-cell table:formula="of:=IF([.$B$5]*[.B75]+0.5&lt;=0;0;IF([.$B$5]*[.B75]+0.5&gt;1;1;[.$B$5]*[.B75]+0.5))" office:value-type="float" office:value="0.649980003199482" calcext:value-type="float">
            <text:p>0,649980003199482</text:p>
          </table:table-cell>
          <table:table-cell table:number-columns-repeated="4"/>
        </table:table-row>
        <table:table-row table:style-name="ro1">
          <table:table-cell/>
          <table:table-cell table:formula="of:=[.B75]+0.1" office:value-type="float" office:value="1.6" calcext:value-type="float">
            <text:p>1,6</text:p>
          </table:table-cell>
          <table:table-cell table:formula="of:=1/(1+POWER([.$B$3]; -[.B76]/[.$B$2]))" office:value-type="float" office:value="0.654753460606319" calcext:value-type="float">
            <text:p>0,654753460606319</text:p>
          </table:table-cell>
          <table:table-cell table:formula="of:=([.C76]-[.C75])/[.$B$4]" office:value-type="float" office:value="0.90983673020969" calcext:value-type="float">
            <text:p>0,90983673020969</text:p>
          </table:table-cell>
          <table:table-cell table:formula="of:=IF([.$B$5]*[.B76]+0.5&lt;=0;0;IF([.$B$5]*[.B76]+0.5&gt;1;1;[.$B$5]*[.B76]+0.5))" office:value-type="float" office:value="0.659978670079448" calcext:value-type="float">
            <text:p>0,659978670079448</text:p>
          </table:table-cell>
          <table:table-cell table:number-columns-repeated="4"/>
        </table:table-row>
        <table:table-row table:style-name="ro1">
          <table:table-cell/>
          <table:table-cell table:formula="of:=[.B76]+0.1" office:value-type="float" office:value="1.7" calcext:value-type="float">
            <text:p>1,7</text:p>
          </table:table-cell>
          <table:table-cell table:formula="of:=1/(1+POWER([.$B$3]; -[.B77]/[.$B$2]))" office:value-type="float" office:value="0.663738697404352" calcext:value-type="float">
            <text:p>0,663738697404352</text:p>
          </table:table-cell>
          <table:table-cell table:formula="of:=([.C77]-[.C76])/[.$B$4]" office:value-type="float" office:value="0.898643479766008" calcext:value-type="float">
            <text:p>0,898643479766008</text:p>
          </table:table-cell>
          <table:table-cell table:formula="of:=IF([.$B$5]*[.B77]+0.5&lt;=0;0;IF([.$B$5]*[.B77]+0.5&gt;1;1;[.$B$5]*[.B77]+0.5))" office:value-type="float" office:value="0.669977336959413" calcext:value-type="float">
            <text:p>0,669977336959413</text:p>
          </table:table-cell>
          <table:table-cell table:number-columns-repeated="4"/>
        </table:table-row>
        <table:table-row table:style-name="ro1">
          <table:table-cell/>
          <table:table-cell table:formula="of:=[.B77]+0.1" office:value-type="float" office:value="1.8" calcext:value-type="float">
            <text:p>1,8</text:p>
          </table:table-cell>
          <table:table-cell table:formula="of:=1/(1+POWER([.$B$3]; -[.B78]/[.$B$2]))" office:value-type="float" office:value="0.67260701706776" calcext:value-type="float">
            <text:p>0,67260701706776</text:p>
          </table:table-cell>
          <table:table-cell table:formula="of:=([.C78]-[.C77])/[.$B$4]" office:value-type="float" office:value="0.886950207449901" calcext:value-type="float">
            <text:p>0,886950207449901</text:p>
          </table:table-cell>
          <table:table-cell table:formula="of:=IF([.$B$5]*[.B78]+0.5&lt;=0;0;IF([.$B$5]*[.B78]+0.5&gt;1;1;[.$B$5]*[.B78]+0.5))" office:value-type="float" office:value="0.679976003839379" calcext:value-type="float">
            <text:p>0,679976003839379</text:p>
          </table:table-cell>
          <table:table-cell table:number-columns-repeated="4"/>
        </table:table-row>
        <table:table-row table:style-name="ro1">
          <table:table-cell/>
          <table:table-cell table:formula="of:=[.B78]+0.1" office:value-type="float" office:value="1.9" calcext:value-type="float">
            <text:p>1,9</text:p>
          </table:table-cell>
          <table:table-cell table:formula="of:=1/(1+POWER([.$B$3]; -[.B79]/[.$B$2]))" office:value-type="float" office:value="0.681353733789025" calcext:value-type="float">
            <text:p>0,681353733789025</text:p>
          </table:table-cell>
          <table:table-cell table:formula="of:=([.C79]-[.C78])/[.$B$4]" office:value-type="float" office:value="0.874788291906305" calcext:value-type="float">
            <text:p>0,874788291906305</text:p>
          </table:table-cell>
          <table:table-cell table:formula="of:=IF([.$B$5]*[.B79]+0.5&lt;=0;0;IF([.$B$5]*[.B79]+0.5&gt;1;1;[.$B$5]*[.B79]+0.5))" office:value-type="float" office:value="0.689974670719344" calcext:value-type="float">
            <text:p>0,689974670719344</text:p>
          </table:table-cell>
          <table:table-cell table:number-columns-repeated="4"/>
        </table:table-row>
        <table:table-row table:style-name="ro1">
          <table:table-cell/>
          <table:table-cell table:formula="of:=[.B79]+0.1" office:value-type="float" office:value="2" calcext:value-type="float">
            <text:p>2</text:p>
          </table:table-cell>
          <table:table-cell table:formula="of:=1/(1+POWER([.$B$3]; -[.B80]/[.$B$2]))" office:value-type="float" office:value="0.689974481127612" calcext:value-type="float">
            <text:p>0,689974481127612</text:p>
          </table:table-cell>
          <table:table-cell table:formula="of:=([.C80]-[.C79])/[.$B$4]" office:value-type="float" office:value="0.862189674091495" calcext:value-type="float">
            <text:p>0,862189674091495</text:p>
          </table:table-cell>
          <table:table-cell table:formula="of:=IF([.$B$5]*[.B80]+0.5&lt;=0;0;IF([.$B$5]*[.B80]+0.5&gt;1;1;[.$B$5]*[.B80]+0.5))" office:value-type="float" office:value="0.69997333759931" calcext:value-type="float">
            <text:p>0,69997333759931</text:p>
          </table:table-cell>
          <table:table-cell table:number-columns-repeated="4"/>
        </table:table-row>
        <table:table-row table:style-name="ro1">
          <table:table-cell/>
          <table:table-cell table:formula="of:=[.B80]+0.1" office:value-type="float" office:value="2.1" calcext:value-type="float">
            <text:p>2,1</text:p>
          </table:table-cell>
          <table:table-cell table:formula="of:=1/(1+POWER([.$B$3]; -[.B81]/[.$B$2]))" office:value-type="float" office:value="0.698465216002538" calcext:value-type="float">
            <text:p>0,698465216002538</text:p>
          </table:table-cell>
          <table:table-cell table:formula="of:=([.C81]-[.C80])/[.$B$4]" office:value-type="float" office:value="0.849186694272142" calcext:value-type="float">
            <text:p>0,849186694272142</text:p>
          </table:table-cell>
          <table:table-cell table:formula="of:=IF([.$B$5]*[.B81]+0.5&lt;=0;0;IF([.$B$5]*[.B81]+0.5&gt;1;1;[.$B$5]*[.B81]+0.5))" office:value-type="float" office:value="0.709972004479275" calcext:value-type="float">
            <text:p>0,709972004479275</text:p>
          </table:table-cell>
          <table:table-cell table:number-columns-repeated="4"/>
        </table:table-row>
        <table:table-row table:style-name="ro1">
          <table:table-cell/>
          <table:table-cell table:formula="of:=[.B81]+0.1" office:value-type="float" office:value="2.2" calcext:value-type="float">
            <text:p>2,2</text:p>
          </table:table-cell>
          <table:table-cell table:formula="of:=1/(1+POWER([.$B$3]; -[.B82]/[.$B$2]))" office:value-type="float" office:value="0.706822221093567" calcext:value-type="float">
            <text:p>0,706822221093567</text:p>
          </table:table-cell>
          <table:table-cell table:formula="of:=([.C82]-[.C81])/[.$B$4]" office:value-type="float" office:value="0.835811932866167" calcext:value-type="float">
            <text:p>0,835811932866167</text:p>
          </table:table-cell>
          <table:table-cell table:formula="of:=IF([.$B$5]*[.B82]+0.5&lt;=0;0;IF([.$B$5]*[.B82]+0.5&gt;1;1;[.$B$5]*[.B82]+0.5))" office:value-type="float" office:value="0.719970671359241" calcext:value-type="float">
            <text:p>0,719970671359241</text:p>
          </table:table-cell>
          <table:table-cell table:number-columns-repeated="4"/>
        </table:table-row>
        <table:table-row table:style-name="ro1">
          <table:table-cell/>
          <table:table-cell table:formula="of:=[.B82]+0.1" office:value-type="float" office:value="2.3" calcext:value-type="float">
            <text:p>2,3</text:p>
          </table:table-cell>
          <table:table-cell table:formula="of:=1/(1+POWER([.$B$3]; -[.B83]/[.$B$2]))" office:value-type="float" office:value="0.715042105700989" calcext:value-type="float">
            <text:p>0,715042105700989</text:p>
          </table:table-cell>
          <table:table-cell table:formula="of:=([.C83]-[.C82])/[.$B$4]" office:value-type="float" office:value="0.822098056281134" calcext:value-type="float">
            <text:p>0,822098056281134</text:p>
          </table:table-cell>
          <table:table-cell table:formula="of:=IF([.$B$5]*[.B83]+0.5&lt;=0;0;IF([.$B$5]*[.B83]+0.5&gt;1;1;[.$B$5]*[.B83]+0.5))" office:value-type="float" office:value="0.729969338239206" calcext:value-type="float">
            <text:p>0,729969338239206</text:p>
          </table:table-cell>
          <table:table-cell table:number-columns-repeated="4"/>
        </table:table-row>
        <table:table-row table:style-name="ro1">
          <table:table-cell/>
          <table:table-cell table:formula="of:=[.B83]+0.1" office:value-type="float" office:value="2.4" calcext:value-type="float">
            <text:p>2,4</text:p>
          </table:table-cell>
          <table:table-cell table:formula="of:=1/(1+POWER([.$B$3]; -[.B84]/[.$B$2]))" office:value-type="float" office:value="0.723121805124389" calcext:value-type="float">
            <text:p>0,723121805124389</text:p>
          </table:table-cell>
          <table:table-cell table:formula="of:=([.C84]-[.C83])/[.$B$4]" office:value-type="float" office:value="0.808077668792975" calcext:value-type="float">
            <text:p>0,808077668792975</text:p>
          </table:table-cell>
          <table:table-cell table:formula="of:=IF([.$B$5]*[.B84]+0.5&lt;=0;0;IF([.$B$5]*[.B84]+0.5&gt;1;1;[.$B$5]*[.B84]+0.5))" office:value-type="float" office:value="0.739968005119172" calcext:value-type="float">
            <text:p>0,739968005119172</text:p>
          </table:table-cell>
          <table:table-cell table:number-columns-repeated="4"/>
        </table:table-row>
        <table:table-row table:style-name="ro1">
          <table:table-cell/>
          <table:table-cell table:formula="of:=[.B84]+0.1" office:value-type="float" office:value="2.5" calcext:value-type="float">
            <text:p>2,5</text:p>
          </table:table-cell>
          <table:table-cell table:formula="of:=1/(1+POWER([.$B$3]; -[.B85]/[.$B$2]))" office:value-type="float" office:value="0.731058578630005" calcext:value-type="float">
            <text:p>0,731058578630005</text:p>
          </table:table-cell>
          <table:table-cell table:formula="of:=([.C85]-[.C84])/[.$B$4]" office:value-type="float" office:value="0.793783171386401" calcext:value-type="float">
            <text:p>0,793783171386401</text:p>
          </table:table-cell>
          <table:table-cell table:formula="of:=IF([.$B$5]*[.B85]+0.5&lt;=0;0;IF([.$B$5]*[.B85]+0.5&gt;1;1;[.$B$5]*[.B85]+0.5))" office:value-type="float" office:value="0.749966671999137" calcext:value-type="float">
            <text:p>0,749966671999137</text:p>
          </table:table-cell>
          <table:table-cell table:number-columns-repeated="4"/>
        </table:table-row>
        <table:table-row table:style-name="ro1">
          <table:table-cell/>
          <table:table-cell table:formula="of:=[.B85]+0.1" office:value-type="float" office:value="2.6" calcext:value-type="float">
            <text:p>2,6</text:p>
          </table:table-cell>
          <table:table-cell table:formula="of:=1/(1+POWER([.$B$3]; -[.B86]/[.$B$2]))" office:value-type="float" office:value="0.738850006084249" calcext:value-type="float">
            <text:p>0,738850006084249</text:p>
          </table:table-cell>
          <table:table-cell table:formula="of:=([.C86]-[.C85])/[.$B$4]" office:value-type="float" office:value="0.779246628353608" calcext:value-type="float">
            <text:p>0,779246628353608</text:p>
          </table:table-cell>
          <table:table-cell table:formula="of:=IF([.$B$5]*[.B86]+0.5&lt;=0;0;IF([.$B$5]*[.B86]+0.5&gt;1;1;[.$B$5]*[.B86]+0.5))" office:value-type="float" office:value="0.759965338879103" calcext:value-type="float">
            <text:p>0,759965338879103</text:p>
          </table:table-cell>
          <table:table-cell table:number-columns-repeated="4"/>
        </table:table-row>
        <table:table-row table:style-name="ro1">
          <table:table-cell/>
          <table:table-cell table:formula="of:=[.B86]+0.1" office:value-type="float" office:value="2.7" calcext:value-type="float">
            <text:p>2,7</text:p>
          </table:table-cell>
          <table:table-cell table:formula="of:=1/(1+POWER([.$B$3]; -[.B87]/[.$B$2]))" office:value-type="float" office:value="0.746493983337662" calcext:value-type="float">
            <text:p>0,746493983337662</text:p>
          </table:table-cell>
          <table:table-cell table:formula="of:=([.C87]-[.C86])/[.$B$4]" office:value-type="float" office:value="0.764499642320282" calcext:value-type="float">
            <text:p>0,764499642320282</text:p>
          </table:table-cell>
          <table:table-cell table:formula="of:=IF([.$B$5]*[.B87]+0.5&lt;=0;0;IF([.$B$5]*[.B87]+0.5&gt;1;1;[.$B$5]*[.B87]+0.5))" office:value-type="float" office:value="0.769964005759068" calcext:value-type="float">
            <text:p>0,769964005759068</text:p>
          </table:table-cell>
          <table:table-cell table:number-columns-repeated="4"/>
        </table:table-row>
        <table:table-row table:style-name="ro1">
          <table:table-cell/>
          <table:table-cell table:formula="of:=[.B87]+0.1" office:value-type="float" office:value="2.8" calcext:value-type="float">
            <text:p>2,8</text:p>
          </table:table-cell>
          <table:table-cell table:formula="of:=1/(1+POWER([.$B$3]; -[.B88]/[.$B$2]))" office:value-type="float" office:value="0.753988716448948" calcext:value-type="float">
            <text:p>0,753988716448948</text:p>
          </table:table-cell>
          <table:table-cell table:formula="of:=([.C88]-[.C87])/[.$B$4]" office:value-type="float" office:value="0.749573238238702" calcext:value-type="float">
            <text:p>0,749573238238702</text:p>
          </table:table-cell>
          <table:table-cell table:formula="of:=IF([.$B$5]*[.B88]+0.5&lt;=0;0;IF([.$B$5]*[.B88]+0.5&gt;1;1;[.$B$5]*[.B88]+0.5))" office:value-type="float" office:value="0.779962672639034" calcext:value-type="float">
            <text:p>0,779962672639034</text:p>
          </table:table-cell>
          <table:table-cell table:number-columns-repeated="4"/>
        </table:table-row>
        <table:table-row table:style-name="ro1">
          <table:table-cell/>
          <table:table-cell table:formula="of:=[.B88]+0.1" office:value-type="float" office:value="2.9" calcext:value-type="float">
            <text:p>2,9</text:p>
          </table:table-cell>
          <table:table-cell table:formula="of:=1/(1+POWER([.$B$3]; -[.B89]/[.$B$2]))" office:value-type="float" office:value="0.76133271484291" calcext:value-type="float">
            <text:p>0,76133271484291</text:p>
          </table:table-cell>
          <table:table-cell table:formula="of:=([.C89]-[.C88])/[.$B$4]" office:value-type="float" office:value="0.734497756763734" calcext:value-type="float">
            <text:p>0,734497756763734</text:p>
          </table:table-cell>
          <table:table-cell table:formula="of:=IF([.$B$5]*[.B89]+0.5&lt;=0;0;IF([.$B$5]*[.B89]+0.5&gt;1;1;[.$B$5]*[.B89]+0.5))" office:value-type="float" office:value="0.789961339518999" calcext:value-type="float">
            <text:p>0,789961339518999</text:p>
          </table:table-cell>
          <table:table-cell table:number-columns-repeated="4"/>
        </table:table-row>
        <table:table-row table:style-name="ro1">
          <table:table-cell/>
          <table:table-cell table:formula="of:=[.B89]+0.1" office:value-type="float" office:value="3" calcext:value-type="float">
            <text:p>3</text:p>
          </table:table-cell>
          <table:table-cell table:formula="of:=1/(1+POWER([.$B$3]; -[.B90]/[.$B$2]))" office:value-type="float" office:value="0.768524783499017" calcext:value-type="float">
            <text:p>0,768524783499017</text:p>
          </table:table-cell>
          <table:table-cell table:formula="of:=([.C90]-[.C89])/[.$B$4]" office:value-type="float" office:value="0.719302757302375" calcext:value-type="float">
            <text:p>0,719302757302375</text:p>
          </table:table-cell>
          <table:table-cell table:formula="of:=IF([.$B$5]*[.B90]+0.5&lt;=0;0;IF([.$B$5]*[.B90]+0.5&gt;1;1;[.$B$5]*[.B90]+0.5))" office:value-type="float" office:value="0.799960006398965" calcext:value-type="float">
            <text:p>0,799960006398965</text:p>
          </table:table-cell>
          <table:table-cell table:number-columns-repeated="4"/>
        </table:table-row>
        <table:table-row table:style-name="ro1">
          <table:table-cell/>
          <table:table-cell table:formula="of:=[.B90]+0.1" office:value-type="float" office:value="3.1" calcext:value-type="float">
            <text:p>3,1</text:p>
          </table:table-cell>
          <table:table-cell table:formula="of:=1/(1+POWER([.$B$3]; -[.B91]/[.$B$2]))" office:value-type="float" office:value="0.775564014269073" calcext:value-type="float">
            <text:p>0,775564014269073</text:p>
          </table:table-cell>
          <table:table-cell table:formula="of:=([.C91]-[.C90])/[.$B$4]" office:value-type="float" office:value="0.70401693091311" calcext:value-type="float">
            <text:p>0,70401693091311</text:p>
          </table:table-cell>
          <table:table-cell table:formula="of:=IF([.$B$5]*[.B91]+0.5&lt;=0;0;IF([.$B$5]*[.B91]+0.5&gt;1;1;[.$B$5]*[.B91]+0.5))" office:value-type="float" office:value="0.80995867327893" calcext:value-type="float">
            <text:p>0,80995867327893</text:p>
          </table:table-cell>
          <table:table-cell table:number-columns-repeated="4"/>
        </table:table-row>
        <table:table-row table:style-name="ro1">
          <table:table-cell/>
          <table:table-cell table:formula="of:=[.B91]+0.1" office:value-type="float" office:value="3.2" calcext:value-type="float">
            <text:p>3,2</text:p>
          </table:table-cell>
          <table:table-cell table:formula="of:=1/(1+POWER([.$B$3]; -[.B92]/[.$B$2]))" office:value-type="float" office:value="0.782449776423112" calcext:value-type="float">
            <text:p>0,782449776423112</text:p>
          </table:table-cell>
          <table:table-cell table:formula="of:=([.C92]-[.C91])/[.$B$4]" office:value-type="float" office:value="0.688668023117777" calcext:value-type="float">
            <text:p>0,688668023117777</text:p>
          </table:table-cell>
          <table:table-cell table:formula="of:=IF([.$B$5]*[.B92]+0.5&lt;=0;0;IF([.$B$5]*[.B92]+0.5&gt;1;1;[.$B$5]*[.B92]+0.5))" office:value-type="float" office:value="0.819957340158896" calcext:value-type="float">
            <text:p>0,819957340158896</text:p>
          </table:table-cell>
          <table:table-cell table:number-columns-repeated="4"/>
        </table:table-row>
        <table:table-row table:style-name="ro1">
          <table:table-cell/>
          <table:table-cell table:formula="of:=[.B92]+0.1" office:value-type="float" office:value="3.3" calcext:value-type="float">
            <text:p>3,3</text:p>
          </table:table-cell>
          <table:table-cell table:formula="of:=1/(1+POWER([.$B$3]; -[.B93]/[.$B$2]))" office:value-type="float" office:value="0.789181706522253" calcext:value-type="float">
            <text:p>0,789181706522253</text:p>
          </table:table-cell>
          <table:table-cell table:formula="of:=([.C93]-[.C92])/[.$B$4]" office:value-type="float" office:value="0.673282766588534" calcext:value-type="float">
            <text:p>0,673282766588534</text:p>
          </table:table-cell>
          <table:table-cell table:formula="of:=IF([.$B$5]*[.B93]+0.5&lt;=0;0;IF([.$B$5]*[.B93]+0.5&gt;1;1;[.$B$5]*[.B93]+0.5))" office:value-type="float" office:value="0.829956007038861" calcext:value-type="float">
            <text:p>0,829956007038861</text:p>
          </table:table-cell>
          <table:table-cell table:number-columns-repeated="4"/>
        </table:table-row>
        <table:table-row table:style-name="ro1">
          <table:table-cell/>
          <table:table-cell table:formula="of:=[.B93]+0.1" office:value-type="float" office:value="3.4" calcext:value-type="float">
            <text:p>3,4</text:p>
          </table:table-cell>
          <table:table-cell table:formula="of:=1/(1+POWER([.$B$3]; -[.B94]/[.$B$2]))" office:value-type="float" office:value="0.795759697715908" calcext:value-type="float">
            <text:p>0,795759697715908</text:p>
          </table:table-cell>
          <table:table-cell table:formula="of:=([.C94]-[.C93])/[.$B$4]" office:value-type="float" office:value="0.657886823576038" calcext:value-type="float">
            <text:p>0,657886823576038</text:p>
          </table:table-cell>
          <table:table-cell table:formula="of:=IF([.$B$5]*[.B94]+0.5&lt;=0;0;IF([.$B$5]*[.B94]+0.5&gt;1;1;[.$B$5]*[.B94]+0.5))" office:value-type="float" office:value="0.839954673918827" calcext:value-type="float">
            <text:p>0,839954673918827</text:p>
          </table:table-cell>
          <table:table-cell table:number-columns-repeated="4"/>
        </table:table-row>
        <table:table-row table:style-name="ro1">
          <table:table-cell/>
          <table:table-cell table:formula="of:=[.B94]+0.1" office:value-type="float" office:value="3.5" calcext:value-type="float">
            <text:p>3,5</text:p>
          </table:table-cell>
          <table:table-cell table:formula="of:=1/(1+POWER([.$B$3]; -[.B95]/[.$B$2]))" office:value-type="float" office:value="0.802183888558582" calcext:value-type="float">
            <text:p>0,802183888558582</text:p>
          </table:table-cell>
          <table:table-cell table:formula="of:=([.C95]-[.C94])/[.$B$4]" office:value-type="float" office:value="0.642504737861196" calcext:value-type="float">
            <text:p>0,642504737861196</text:p>
          </table:table-cell>
          <table:table-cell table:formula="of:=IF([.$B$5]*[.B95]+0.5&lt;=0;0;IF([.$B$5]*[.B95]+0.5&gt;1;1;[.$B$5]*[.B95]+0.5))" office:value-type="float" office:value="0.849953340798792" calcext:value-type="float">
            <text:p>0,849953340798792</text:p>
          </table:table-cell>
          <table:table-cell table:number-columns-repeated="4"/>
        </table:table-row>
        <table:table-row table:style-name="ro1">
          <table:table-cell/>
          <table:table-cell table:formula="of:=[.B95]+0.1" office:value-type="float" office:value="3.6" calcext:value-type="float">
            <text:p>3,6</text:p>
          </table:table-cell>
          <table:table-cell table:formula="of:=1/(1+POWER([.$B$3]; -[.B96]/[.$B$2]))" office:value-type="float" office:value="0.808454651438532" calcext:value-type="float">
            <text:p>0,808454651438532</text:p>
          </table:table-cell>
          <table:table-cell table:formula="of:=([.C96]-[.C95])/[.$B$4]" office:value-type="float" office:value="0.627159895937277" calcext:value-type="float">
            <text:p>0,627159895937277</text:p>
          </table:table-cell>
          <table:table-cell table:formula="of:=IF([.$B$5]*[.B96]+0.5&lt;=0;0;IF([.$B$5]*[.B96]+0.5&gt;1;1;[.$B$5]*[.B96]+0.5))" office:value-type="float" office:value="0.859952007678758" calcext:value-type="float">
            <text:p>0,859952007678758</text:p>
          </table:table-cell>
          <table:table-cell table:number-columns-repeated="4"/>
        </table:table-row>
        <table:table-row table:style-name="ro1">
          <table:table-cell/>
          <table:table-cell table:formula="of:=[.B96]+0.1" office:value-type="float" office:value="3.7" calcext:value-type="float">
            <text:p>3,7</text:p>
          </table:table-cell>
          <table:table-cell table:formula="of:=1/(1+POWER([.$B$3]; -[.B97]/[.$B$2]))" office:value-type="float" office:value="0.814572580707017" calcext:value-type="float">
            <text:p>0,814572580707017</text:p>
          </table:table-cell>
          <table:table-cell table:formula="of:=([.C97]-[.C96])/[.$B$4]" office:value-type="float" office:value="0.611874497063585" calcext:value-type="float">
            <text:p>0,611874497063585</text:p>
          </table:table-cell>
          <table:table-cell table:formula="of:=IF([.$B$5]*[.B97]+0.5&lt;=0;0;IF([.$B$5]*[.B97]+0.5&gt;1;1;[.$B$5]*[.B97]+0.5))" office:value-type="float" office:value="0.869950674558723" calcext:value-type="float">
            <text:p>0,869950674558723</text:p>
          </table:table-cell>
          <table:table-cell table:number-columns-repeated="4"/>
        </table:table-row>
        <table:table-row table:style-name="ro1">
          <table:table-cell/>
          <table:table-cell table:formula="of:=[.B97]+0.1" office:value-type="float" office:value="3.8" calcext:value-type="float">
            <text:p>3,8</text:p>
          </table:table-cell>
          <table:table-cell table:formula="of:=1/(1+POWER([.$B$3]; -[.B98]/[.$B$2]))" office:value-type="float" office:value="0.820538480592673" calcext:value-type="float">
            <text:p>0,820538480592673</text:p>
          </table:table-cell>
          <table:table-cell table:formula="of:=([.C98]-[.C97])/[.$B$4]" office:value-type="float" office:value="0.596669531776234" calcext:value-type="float">
            <text:p>0,596669531776234</text:p>
          </table:table-cell>
          <table:table-cell table:formula="of:=IF([.$B$5]*[.B98]+0.5&lt;=0;0;IF([.$B$5]*[.B98]+0.5&gt;1;1;[.$B$5]*[.B98]+0.5))" office:value-type="float" office:value="0.879949341438688" calcext:value-type="float">
            <text:p>0,879949341438688</text:p>
          </table:table-cell>
          <table:table-cell table:number-columns-repeated="4"/>
        </table:table-row>
        <table:table-row table:style-name="ro1">
          <table:table-cell/>
          <table:table-cell table:formula="of:=[.B98]+0.1" office:value-type="float" office:value="3.9" calcext:value-type="float">
            <text:p>3,9</text:p>
          </table:table-cell>
          <table:table-cell table:formula="of:=1/(1+POWER([.$B$3]; -[.B99]/[.$B$2]))" office:value-type="float" office:value="0.826353352980995" calcext:value-type="float">
            <text:p>0,826353352980995</text:p>
          </table:table-cell>
          <table:table-cell table:formula="of:=([.C99]-[.C98])/[.$B$4]" office:value-type="float" office:value="0.58156476839658" calcext:value-type="float">
            <text:p>0,58156476839658</text:p>
          </table:table-cell>
          <table:table-cell table:formula="of:=IF([.$B$5]*[.B99]+0.5&lt;=0;0;IF([.$B$5]*[.B99]+0.5&gt;1;1;[.$B$5]*[.B99]+0.5))" office:value-type="float" office:value="0.889948008318654" calcext:value-type="float">
            <text:p>0,889948008318654</text:p>
          </table:table-cell>
          <table:table-cell table:number-columns-repeated="4"/>
        </table:table-row>
        <table:table-row table:style-name="ro1">
          <table:table-cell/>
          <table:table-cell table:formula="of:=[.B99]+0.1" office:value-type="float" office:value="4" calcext:value-type="float">
            <text:p>4</text:p>
          </table:table-cell>
          <table:table-cell table:formula="of:=1/(1+POWER([.$B$3]; -[.B100]/[.$B$2]))" office:value-type="float" office:value="0.832018385133924" calcext:value-type="float">
            <text:p>0,832018385133924</text:p>
          </table:table-cell>
          <table:table-cell table:formula="of:=([.C100]-[.C99])/[.$B$4]" office:value-type="float" office:value="0.566578747040827" calcext:value-type="float">
            <text:p>0,566578747040827</text:p>
          </table:table-cell>
          <table:table-cell table:formula="of:=IF([.$B$5]*[.B100]+0.5&lt;=0;0;IF([.$B$5]*[.B100]+0.5&gt;1;1;[.$B$5]*[.B100]+0.5))" office:value-type="float" office:value="0.899946675198619" calcext:value-type="float">
            <text:p>0,899946675198619</text:p>
          </table:table-cell>
          <table:table-cell table:number-columns-repeated="4"/>
        </table:table-row>
        <table:table-row table:style-name="ro1">
          <table:table-cell/>
          <table:table-cell table:formula="of:=[.B100]+0.1" office:value-type="float" office:value="4.1" calcext:value-type="float">
            <text:p>4,1</text:p>
          </table:table-cell>
          <table:table-cell table:formula="of:=1/(1+POWER([.$B$3]; -[.B101]/[.$B$2]))" office:value-type="float" office:value="0.837534937419304" calcext:value-type="float">
            <text:p>0,837534937419304</text:p>
          </table:table-cell>
          <table:table-cell table:formula="of:=([.C101]-[.C100])/[.$B$4]" office:value-type="float" office:value="0.551728780607055" calcext:value-type="float">
            <text:p>0,551728780607055</text:p>
          </table:table-cell>
          <table:table-cell table:formula="of:=IF([.$B$5]*[.B101]+0.5&lt;=0;0;IF([.$B$5]*[.B101]+0.5&gt;1;1;[.$B$5]*[.B101]+0.5))" office:value-type="float" office:value="0.909945342078585" calcext:value-type="float">
            <text:p>0,909945342078585</text:p>
          </table:table-cell>
          <table:table-cell table:number-columns-repeated="4"/>
        </table:table-row>
        <table:table-row table:style-name="ro1">
          <table:table-cell/>
          <table:table-cell table:formula="of:=[.B101]+0.1" office:value-type="float" office:value="4.2" calcext:value-type="float">
            <text:p>4,2</text:p>
          </table:table-cell>
          <table:table-cell table:formula="of:=1/(1+POWER([.$B$3]; -[.B102]/[.$B$2]))" office:value-type="float" office:value="0.842904531114547" calcext:value-type="float">
            <text:p>0,842904531114547</text:p>
          </table:table-cell>
          <table:table-cell table:formula="of:=([.C102]-[.C101])/[.$B$4]" office:value-type="float" office:value="0.537030962197812" calcext:value-type="float">
            <text:p>0,537030962197812</text:p>
          </table:table-cell>
          <table:table-cell table:formula="of:=IF([.$B$5]*[.B102]+0.5&lt;=0;0;IF([.$B$5]*[.B102]+0.5&gt;1;1;[.$B$5]*[.B102]+0.5))" office:value-type="float" office:value="0.91994400895855" calcext:value-type="float">
            <text:p>0,91994400895855</text:p>
          </table:table-cell>
          <table:table-cell table:number-columns-repeated="4"/>
        </table:table-row>
        <table:table-row table:style-name="ro1">
          <table:table-cell/>
          <table:table-cell table:formula="of:=[.B102]+0.1" office:value-type="float" office:value="4.3" calcext:value-type="float">
            <text:p>4,3</text:p>
          </table:table-cell>
          <table:table-cell table:formula="of:=1/(1+POWER([.$B$3]; -[.B103]/[.$B$2]))" office:value-type="float" office:value="0.84812883634334" calcext:value-type="float">
            <text:p>0,84812883634334</text:p>
          </table:table-cell>
          <table:table-cell table:formula="of:=([.C103]-[.C102])/[.$B$4]" office:value-type="float" office:value="0.522500178424937" calcext:value-type="float">
            <text:p>0,522500178424937</text:p>
          </table:table-cell>
          <table:table-cell table:formula="of:=IF([.$B$5]*[.B103]+0.5&lt;=0;0;IF([.$B$5]*[.B103]+0.5&gt;1;1;[.$B$5]*[.B103]+0.5))" office:value-type="float" office:value="0.929942675838516" calcext:value-type="float">
            <text:p>0,929942675838516</text:p>
          </table:table-cell>
          <table:table-cell table:number-columns-repeated="4"/>
        </table:table-row>
        <table:table-row table:style-name="ro1">
          <table:table-cell/>
          <table:table-cell table:formula="of:=[.B103]+0.1" office:value-type="float" office:value="4.4" calcext:value-type="float">
            <text:p>4,4</text:p>
          </table:table-cell>
          <table:table-cell table:formula="of:=1/(1+POWER([.$B$3]; -[.B104]/[.$B$2]))" office:value-type="float" office:value="0.853209660198617" calcext:value-type="float">
            <text:p>0,853209660198617</text:p>
          </table:table-cell>
          <table:table-cell table:formula="of:=([.C104]-[.C103])/[.$B$4]" office:value-type="float" office:value="0.50815012803932" calcext:value-type="float">
            <text:p>0,50815012803932</text:p>
          </table:table-cell>
          <table:table-cell table:formula="of:=IF([.$B$5]*[.B104]+0.5&lt;=0;0;IF([.$B$5]*[.B104]+0.5&gt;1;1;[.$B$5]*[.B104]+0.5))" office:value-type="float" office:value="0.939941342718481" calcext:value-type="float">
            <text:p>0,939941342718481</text:p>
          </table:table-cell>
          <table:table-cell table:number-columns-repeated="4"/>
        </table:table-row>
        <table:table-row table:style-name="ro1">
          <table:table-cell/>
          <table:table-cell table:formula="of:=[.B104]+0.1" office:value-type="float" office:value="4.5" calcext:value-type="float">
            <text:p>4,5</text:p>
          </table:table-cell>
          <table:table-cell table:formula="of:=1/(1+POWER([.$B$3]; -[.B105]/[.$B$2]))" office:value-type="float" office:value="0.858148935099512" calcext:value-type="float">
            <text:p>0,858148935099512</text:p>
          </table:table-cell>
          <table:table-cell table:formula="of:=([.C105]-[.C104])/[.$B$4]" office:value-type="float" office:value="0.493993345331999" calcext:value-type="float">
            <text:p>0,493993345331999</text:p>
          </table:table-cell>
          <table:table-cell table:formula="of:=IF([.$B$5]*[.B105]+0.5&lt;=0;0;IF([.$B$5]*[.B105]+0.5&gt;1;1;[.$B$5]*[.B105]+0.5))" office:value-type="float" office:value="0.949940009598447" calcext:value-type="float">
            <text:p>0,949940009598447</text:p>
          </table:table-cell>
          <table:table-cell table:number-columns-repeated="4"/>
        </table:table-row>
        <table:table-row table:style-name="ro1">
          <table:table-cell/>
          <table:table-cell table:formula="of:=[.B105]+0.1" office:value-type="float" office:value="4.6" calcext:value-type="float">
            <text:p>4,6</text:p>
          </table:table-cell>
          <table:table-cell table:formula="of:=1/(1+POWER([.$B$3]; -[.B106]/[.$B$2]))" office:value-type="float" office:value="0.86294870742454" calcext:value-type="float">
            <text:p>0,86294870742454</text:p>
          </table:table-cell>
          <table:table-cell table:formula="of:=([.C106]-[.C105])/[.$B$4]" office:value-type="float" office:value="0.480041227760627" calcext:value-type="float">
            <text:p>0,480041227760627</text:p>
          </table:table-cell>
          <table:table-cell table:formula="of:=IF([.$B$5]*[.B106]+0.5&lt;=0;0;IF([.$B$5]*[.B106]+0.5&gt;1;1;[.$B$5]*[.B106]+0.5))" office:value-type="float" office:value="0.959938676478412" calcext:value-type="float">
            <text:p>0,959938676478412</text:p>
          </table:table-cell>
          <table:table-cell table:number-columns-repeated="4"/>
        </table:table-row>
        <table:table-row table:style-name="ro1">
          <table:table-cell/>
          <table:table-cell table:formula="of:=[.B106]+0.1" office:value-type="float" office:value="4.7" calcext:value-type="float">
            <text:p>4,7</text:p>
          </table:table-cell>
          <table:table-cell table:formula="of:=1/(1+POWER([.$B$3]; -[.B107]/[.$B$2]))" office:value-type="float" office:value="0.867611126457934" calcext:value-type="float">
            <text:p>0,867611126457934</text:p>
          </table:table-cell>
          <table:table-cell table:formula="of:=([.C107]-[.C106])/[.$B$4]" office:value-type="float" office:value="0.466304067268862" calcext:value-type="float">
            <text:p>0,466304067268862</text:p>
          </table:table-cell>
          <table:table-cell table:formula="of:=IF([.$B$5]*[.B107]+0.5&lt;=0;0;IF([.$B$5]*[.B107]+0.5&gt;1;1;[.$B$5]*[.B107]+0.5))" office:value-type="float" office:value="0.969937343358378" calcext:value-type="float">
            <text:p>0,969937343358378</text:p>
          </table:table-cell>
          <table:table-cell table:number-columns-repeated="4"/>
        </table:table-row>
        <table:table-row table:style-name="ro1">
          <table:table-cell/>
          <table:table-cell table:formula="of:=[.B107]+0.1" office:value-type="float" office:value="4.8" calcext:value-type="float">
            <text:p>4,8</text:p>
          </table:table-cell>
          <table:table-cell table:formula="of:=1/(1+POWER([.$B$3]; -[.B108]/[.$B$2]))" office:value-type="float" office:value="0.872138433680918" calcext:value-type="float">
            <text:p>0,872138433680918</text:p>
          </table:table-cell>
          <table:table-cell table:formula="of:=([.C108]-[.C107])/[.$B$4]" office:value-type="float" office:value="0.452791084785058" calcext:value-type="float">
            <text:p>0,452791084785058</text:p>
          </table:table-cell>
          <table:table-cell table:formula="of:=IF([.$B$5]*[.B108]+0.5&lt;=0;0;IF([.$B$5]*[.B108]+0.5&gt;1;1;[.$B$5]*[.B108]+0.5))" office:value-type="float" office:value="0.979936010238343" calcext:value-type="float">
            <text:p>0,979936010238343</text:p>
          </table:table-cell>
          <table:table-cell table:number-columns-repeated="4"/>
        </table:table-row>
        <table:table-row table:style-name="ro1">
          <table:table-cell/>
          <table:table-cell table:formula="of:=[.B108]+0.1" office:value-type="float" office:value="4.9" calcext:value-type="float">
            <text:p>4,9</text:p>
          </table:table-cell>
          <table:table-cell table:formula="of:=1/(1+POWER([.$B$3]; -[.B109]/[.$B$2]))" office:value-type="float" office:value="0.876532952434776" calcext:value-type="float">
            <text:p>0,876532952434776</text:p>
          </table:table-cell>
          <table:table-cell table:formula="of:=([.C109]-[.C108])/[.$B$4]" office:value-type="float" office:value="0.43951046740668" calcext:value-type="float">
            <text:p>0,43951046740668</text:p>
          </table:table-cell>
          <table:table-cell table:formula="of:=IF([.$B$5]*[.B109]+0.5&lt;=0;0;IF([.$B$5]*[.B109]+0.5&gt;1;1;[.$B$5]*[.B109]+0.5))" office:value-type="float" office:value="0.989934677118309" calcext:value-type="float">
            <text:p>0,989934677118309</text:p>
          </table:table-cell>
          <table:table-cell table:number-columns-repeated="4"/>
        </table:table-row>
        <table:table-row table:style-name="ro1">
          <table:table-cell/>
          <table:table-cell table:formula="of:=[.B109]+0.1" office:value-type="float" office:value="5" calcext:value-type="float">
            <text:p>5</text:p>
          </table:table-cell>
          <table:table-cell table:formula="of:=1/(1+POWER([.$B$3]; -[.B110]/[.$B$2]))" office:value-type="float" office:value="0.880797077977882" calcext:value-type="float">
            <text:p>0,880797077977882</text:p>
          </table:table-cell>
          <table:table-cell table:formula="of:=([.C110]-[.C109])/[.$B$4]" office:value-type="float" office:value="0.426469407801805" calcext:value-type="float">
            <text:p>0,426469407801805</text:p>
          </table:table-cell>
          <table:table-cell table:formula="of:=IF([.$B$5]*[.B110]+0.5&lt;=0;0;IF([.$B$5]*[.B110]+0.5&gt;1;1;[.$B$5]*[.B110]+0.5))" office:value-type="float" office:value="0.999933343998274" calcext:value-type="float">
            <text:p>0,999933343998274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'XOR 2'.K40:'XOR 2'.K40" table:contains-header="false" table:orientation="column"/>
        <table:database-range table:name="__Anonymous_DB__2" table:target-range-address="'XOR 2'.H8:'XOR 2'.H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 30" svg:d="M10 0l-10 30h20z"/>
    <draw:marker draw:name="Linienspitzen_20_3" draw:display-name="Linienspitzen 3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4" draw:display-name="Linienspitzen 4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5" draw:display-name="Linienspitzen 5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23:22:06.3652832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3:20:02.501443152</meta:creation-date>
    <dc:date>2019-11-23T11:22:24.044119145</dc:date>
    <meta:editing-duration>P16DT12H53M59S</meta:editing-duration>
    <meta:editing-cycles>6</meta:editing-cycles>
    <meta:generator>LibreOffice/6.0.7.3$Linux_X86_64 LibreOffice_project/00m0$Build-3</meta:generator>
    <meta:document-statistic meta:table-count="4" meta:cell-count="6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087cm" svg:height="9.005cm" xlink:href=".." xlink:type="simple" chart:class="chart:scatter" chart:style-name="ch1">
        <chart:legend chart:legend-position="end" svg:x="31.552cm" svg:y="3.705cm" style:legend-expansion="high" chart:style-name="ch2"/>
        <chart:plot-area chart:style-name="ch3" table:cell-range-address="Logistic.B10:Logistic.E110 Logistic.C9:Logistic.E9" chart:data-source-has-labels="row" svg:x="0.681cm" svg:y="0.18cm" svg:width="30.19cm" svg:height="8.645cm">
          <chartooo:coordinate-region svg:x="0.827cm" svg:y="0.379cm" svg:width="29.9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istic.C10:Logistic.C110" chart:label-cell-address="Logistic.C9:Logistic.C9" chart:class="chart:scatter">
            <chart:domain table:cell-range-address="Logistic.B10:Logistic.B110"/>
            <chart:data-point chart:repeated="101"/>
          </chart:series>
          <chart:series chart:style-name="ch8" chart:values-cell-range-address="Logistic.D10:Logistic.D110" chart:label-cell-address="Logistic.D9:Logistic.D9" chart:class="chart:scatter">
            <chart:data-point chart:repeated="101"/>
          </chart:series>
          <chart:series chart:style-name="ch9" chart:values-cell-range-address="Logistic.E10:Logistic.E110" chart:label-cell-address="Logistic.E9:Logistic.E9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igmoid</text:p>
                <draw:g>
                  <svg:desc>Logistic.C9:Logistic.C9</svg:desc>
                </draw:g>
              </table:table-cell>
              <table:table-cell office:value-type="string">
                <text:p>gauss</text:p>
                <draw:g>
                  <svg:desc>Logistic.D9:Logistic.D9</svg:desc>
                </draw:g>
              </table:table-cell>
              <table:table-cell office:value-type="string">
                <text:p>simple</text:p>
                <draw:g>
                  <svg:desc>Logistic.E9:Logist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Logistic.B10:Logistic.B110</svg:desc>
                </draw:g>
              </table:table-cell>
              <table:table-cell office:value-type="float" office:value="0.119202922022118">
                <text:p>0.119202922022118</text:p>
                <draw:g>
                  <svg:desc>Logistic.C10:Logistic.C110</svg:desc>
                </draw:g>
              </table:table-cell>
              <table:table-cell office:value-type="float" office:value="NaN">
                <text:p>NaN</text:p>
                <draw:g>
                  <svg:desc>Logistic.D10:Logistic.D110</svg:desc>
                </draw:g>
              </table:table-cell>
              <table:table-cell office:value-type="float" office:value="0.00006665600172584">
                <text:p>0.00006665600172584</text:p>
                <draw:g>
                  <svg:desc>Logistic.E10:Logistic.E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123467047565224">
                <text:p>0.123467047565224</text:p>
              </table:table-cell>
              <table:table-cell office:value-type="float" office:value="0.426469407801808">
                <text:p>0.426469407801808</text:p>
              </table:table-cell>
              <table:table-cell office:value-type="float" office:value="0.0100653228816913">
                <text:p>0.0100653228816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127861566319082">
                <text:p>0.127861566319082</text:p>
              </table:table-cell>
              <table:table-cell office:value-type="float" office:value="0.43951046740668">
                <text:p>0.43951046740668</text:p>
              </table:table-cell>
              <table:table-cell office:value-type="float" office:value="0.0200639897616567">
                <text:p>0.0200639897616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132388873542066">
                <text:p>0.132388873542066</text:p>
              </table:table-cell>
              <table:table-cell office:value-type="float" office:value="0.452791084785063">
                <text:p>0.452791084785063</text:p>
              </table:table-cell>
              <table:table-cell office:value-type="float" office:value="0.0300626566416222">
                <text:p>0.0300626566416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13705129257546">
                <text:p>0.13705129257546</text:p>
              </table:table-cell>
              <table:table-cell office:value-type="float" office:value="0.466304067268851">
                <text:p>0.466304067268851</text:p>
              </table:table-cell>
              <table:table-cell office:value-type="float" office:value="0.0400613235215876">
                <text:p>0.0400613235215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141851064900488">
                <text:p>0.141851064900488</text:p>
              </table:table-cell>
              <table:table-cell office:value-type="float" office:value="0.480041227760622">
                <text:p>0.480041227760622</text:p>
              </table:table-cell>
              <table:table-cell office:value-type="float" office:value="0.0500599904015531">
                <text:p>0.0500599904015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146790339801383">
                <text:p>0.146790339801383</text:p>
              </table:table-cell>
              <table:table-cell office:value-type="float" office:value="0.493993345332015">
                <text:p>0.493993345332015</text:p>
              </table:table-cell>
              <table:table-cell office:value-type="float" office:value="0.0600586572815185">
                <text:p>0.060058657281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15187116365666">
                <text:p>0.15187116365666</text:p>
              </table:table-cell>
              <table:table-cell office:value-type="float" office:value="0.508150128039312">
                <text:p>0.508150128039312</text:p>
              </table:table-cell>
              <table:table-cell office:value-type="float" office:value="0.070057324161484">
                <text:p>0.07005732416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157095468885453">
                <text:p>0.157095468885453</text:p>
              </table:table-cell>
              <table:table-cell office:value-type="float" office:value="0.522500178424934">
                <text:p>0.522500178424934</text:p>
              </table:table-cell>
              <table:table-cell office:value-type="float" office:value="0.0800559910414495">
                <text:p>0.0800559910414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162465062580696">
                <text:p>0.162465062580696</text:p>
              </table:table-cell>
              <table:table-cell office:value-type="float" office:value="0.537030962197817">
                <text:p>0.537030962197817</text:p>
              </table:table-cell>
              <table:table-cell office:value-type="float" office:value="0.0900546579214149">
                <text:p>0.0900546579214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167981614866076">
                <text:p>0.167981614866076</text:p>
              </table:table-cell>
              <table:table-cell office:value-type="float" office:value="0.551728780607047">
                <text:p>0.551728780607047</text:p>
              </table:table-cell>
              <table:table-cell office:value-type="float" office:value="0.10005332480138">
                <text:p>0.10005332480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173646647019005">
                <text:p>0.173646647019005</text:p>
              </table:table-cell>
              <table:table-cell office:value-type="float" office:value="0.566578747040833">
                <text:p>0.566578747040833</text:p>
              </table:table-cell>
              <table:table-cell office:value-type="float" office:value="0.110051991681346">
                <text:p>0.110051991681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179461519407327">
                <text:p>0.179461519407327</text:p>
              </table:table-cell>
              <table:table-cell office:value-type="float" office:value="0.581564768396588">
                <text:p>0.581564768396588</text:p>
              </table:table-cell>
              <table:table-cell office:value-type="float" office:value="0.120050658561311">
                <text:p>0.120050658561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185427419292982">
                <text:p>0.185427419292982</text:p>
              </table:table-cell>
              <table:table-cell office:value-type="float" office:value="0.596669531776223">
                <text:p>0.596669531776223</text:p>
              </table:table-cell>
              <table:table-cell office:value-type="float" office:value="0.130049325441277">
                <text:p>0.130049325441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191545348561468">
                <text:p>0.191545348561468</text:p>
              </table:table-cell>
              <table:table-cell office:value-type="float" office:value="0.61187449706359">
                <text:p>0.61187449706359</text:p>
              </table:table-cell>
              <table:table-cell office:value-type="float" office:value="0.140047992321242">
                <text:p>0.140047992321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197816111441418">
                <text:p>0.197816111441418</text:p>
              </table:table-cell>
              <table:table-cell office:value-type="float" office:value="0.627159895937288">
                <text:p>0.627159895937288</text:p>
              </table:table-cell>
              <table:table-cell office:value-type="float" office:value="0.150046659201208">
                <text:p>0.150046659201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204240302284092">
                <text:p>0.204240302284092</text:p>
              </table:table-cell>
              <table:table-cell office:value-type="float" office:value="0.642504737861182">
                <text:p>0.642504737861182</text:p>
              </table:table-cell>
              <table:table-cell office:value-type="float" office:value="0.160045326081173">
                <text:p>0.160045326081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210818293477747">
                <text:p>0.210818293477747</text:p>
              </table:table-cell>
              <table:table-cell office:value-type="float" office:value="0.65788682357603">
                <text:p>0.65788682357603</text:p>
              </table:table-cell>
              <table:table-cell office:value-type="float" office:value="0.170043992961139">
                <text:p>0.170043992961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217550223576888">
                <text:p>0.217550223576888</text:p>
              </table:table-cell>
              <table:table-cell office:value-type="float" office:value="0.673282766588539">
                <text:p>0.673282766588539</text:p>
              </table:table-cell>
              <table:table-cell office:value-type="float" office:value="0.180042659841104">
                <text:p>0.18004265984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224435985730927">
                <text:p>0.224435985730927</text:p>
              </table:table-cell>
              <table:table-cell office:value-type="float" office:value="0.68866802311778">
                <text:p>0.68866802311778</text:p>
              </table:table-cell>
              <table:table-cell office:value-type="float" office:value="0.19004132672107">
                <text:p>0.19004132672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231475216500983">
                <text:p>0.231475216500983</text:p>
              </table:table-cell>
              <table:table-cell office:value-type="float" office:value="0.704016930913107">
                <text:p>0.704016930913107</text:p>
              </table:table-cell>
              <table:table-cell office:value-type="float" office:value="0.200039993601035">
                <text:p>0.200039993601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23866728515709">
                <text:p>0.23866728515709</text:p>
              </table:table-cell>
              <table:table-cell office:value-type="float" office:value="0.719302757302389">
                <text:p>0.719302757302389</text:p>
              </table:table-cell>
              <table:table-cell office:value-type="float" office:value="0.210038660481001">
                <text:p>0.210038660481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246011283551052">
                <text:p>0.246011283551052</text:p>
              </table:table-cell>
              <table:table-cell office:value-type="float" office:value="0.734497756763715">
                <text:p>0.734497756763715</text:p>
              </table:table-cell>
              <table:table-cell office:value-type="float" office:value="0.220037327360966">
                <text:p>0.2200373273609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253506016662338">
                <text:p>0.253506016662338</text:p>
              </table:table-cell>
              <table:table-cell office:value-type="float" office:value="0.749573238238713">
                <text:p>0.749573238238713</text:p>
              </table:table-cell>
              <table:table-cell office:value-type="float" office:value="0.230035994240932">
                <text:p>0.230035994240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261149993915751">
                <text:p>0.261149993915751</text:p>
              </table:table-cell>
              <table:table-cell office:value-type="float" office:value="0.764499642320276">
                <text:p>0.764499642320276</text:p>
              </table:table-cell>
              <table:table-cell office:value-type="float" office:value="0.240034661120897">
                <text:p>0.240034661120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268941421369995">
                <text:p>0.268941421369995</text:p>
              </table:table-cell>
              <table:table-cell office:value-type="float" office:value="0.779246628353619">
                <text:p>0.779246628353619</text:p>
              </table:table-cell>
              <table:table-cell office:value-type="float" office:value="0.250033328000863">
                <text:p>0.250033328000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27687819487561">
                <text:p>0.27687819487561</text:p>
              </table:table-cell>
              <table:table-cell office:value-type="float" office:value="0.793783171386389">
                <text:p>0.793783171386389</text:p>
              </table:table-cell>
              <table:table-cell office:value-type="float" office:value="0.260031994880828">
                <text:p>0.260031994880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28495789429901">
                <text:p>0.28495789429901</text:p>
              </table:table-cell>
              <table:table-cell office:value-type="float" office:value="0.80807766879298">
                <text:p>0.80807766879298</text:p>
              </table:table-cell>
              <table:table-cell office:value-type="float" office:value="0.270030661760794">
                <text:p>0.270030661760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293177778906433">
                <text:p>0.293177778906433</text:p>
              </table:table-cell>
              <table:table-cell office:value-type="float" office:value="0.822098056281129">
                <text:p>0.822098056281129</text:p>
              </table:table-cell>
              <table:table-cell office:value-type="float" office:value="0.280029328640759">
                <text:p>0.280029328640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301534783997461">
                <text:p>0.301534783997461</text:p>
              </table:table-cell>
              <table:table-cell office:value-type="float" office:value="0.835811932866161">
                <text:p>0.835811932866161</text:p>
              </table:table-cell>
              <table:table-cell office:value-type="float" office:value="0.290027995520725">
                <text:p>0.290027995520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310025518872388">
                <text:p>0.310025518872388</text:p>
              </table:table-cell>
              <table:table-cell office:value-type="float" office:value="0.849186694272148">
                <text:p>0.849186694272148</text:p>
              </table:table-cell>
              <table:table-cell office:value-type="float" office:value="0.30002666240069">
                <text:p>0.30002666240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318646266210975">
                <text:p>0.318646266210975</text:p>
              </table:table-cell>
              <table:table-cell office:value-type="float" office:value="0.862189674091495">
                <text:p>0.862189674091495</text:p>
              </table:table-cell>
              <table:table-cell office:value-type="float" office:value="0.310025329280656">
                <text:p>0.310025329280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32739298293224">
                <text:p>0.32739298293224</text:p>
              </table:table-cell>
              <table:table-cell office:value-type="float" office:value="0.874788291906305">
                <text:p>0.874788291906305</text:p>
              </table:table-cell>
              <table:table-cell office:value-type="float" office:value="0.320023996160621">
                <text:p>0.320023996160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336261302595647">
                <text:p>0.336261302595647</text:p>
              </table:table-cell>
              <table:table-cell office:value-type="float" office:value="0.88695020744989">
                <text:p>0.88695020744989</text:p>
              </table:table-cell>
              <table:table-cell office:value-type="float" office:value="0.330022663040587">
                <text:p>0.330022663040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345246539393681">
                <text:p>0.345246539393681</text:p>
              </table:table-cell>
              <table:table-cell office:value-type="float" office:value="0.898643479766024">
                <text:p>0.898643479766024</text:p>
              </table:table-cell>
              <table:table-cell office:value-type="float" office:value="0.340021329920552">
                <text:p>0.340021329920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354343693774205">
                <text:p>0.354343693774205</text:p>
              </table:table-cell>
              <table:table-cell office:value-type="float" office:value="0.90983673020969">
                <text:p>0.90983673020969</text:p>
              </table:table-cell>
              <table:table-cell office:value-type="float" office:value="0.350019996800518">
                <text:p>0.350019996800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363547459718434">
                <text:p>0.363547459718434</text:p>
              </table:table-cell>
              <table:table-cell office:value-type="float" office:value="0.920499308029841">
                <text:p>0.920499308029841</text:p>
              </table:table-cell>
              <table:table-cell office:value-type="float" office:value="0.360018663680483">
                <text:p>0.360018663680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372852233686805">
                <text:p>0.372852233686805</text:p>
              </table:table-cell>
              <table:table-cell office:value-type="float" office:value="0.930601457181748">
                <text:p>0.930601457181748</text:p>
              </table:table-cell>
              <table:table-cell office:value-type="float" office:value="0.370017330560449">
                <text:p>0.370017330560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382252125230751">
                <text:p>0.382252125230751</text:p>
              </table:table-cell>
              <table:table-cell office:value-type="float" office:value="0.940114482939855">
                <text:p>0.940114482939855</text:p>
              </table:table-cell>
              <table:table-cell office:value-type="float" office:value="0.380015997440414">
                <text:p>0.380015997440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391740969253486">
                <text:p>0.391740969253486</text:p>
              </table:table-cell>
              <table:table-cell office:value-type="float" office:value="0.949010916820077">
                <text:p>0.949010916820077</text:p>
              </table:table-cell>
              <table:table-cell office:value-type="float" office:value="0.39001466432038">
                <text:p>0.39001466432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401312339887548">
                <text:p>0.401312339887548</text:p>
              </table:table-cell>
              <table:table-cell office:value-type="float" office:value="0.957264678278338">
                <text:p>0.957264678278338</text:p>
              </table:table-cell>
              <table:table-cell office:value-type="float" office:value="0.400013331200345">
                <text:p>0.400013331200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410959565941335">
                <text:p>0.410959565941335</text:p>
              </table:table-cell>
              <table:table-cell office:value-type="float" office:value="0.964851231629403">
                <text:p>0.964851231629403</text:p>
              </table:table-cell>
              <table:table-cell office:value-type="float" office:value="0.410011998080311">
                <text:p>0.410011998080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420675747851251">
                <text:p>0.420675747851251</text:p>
              </table:table-cell>
              <table:table-cell office:value-type="float" office:value="0.971747736629177">
                <text:p>0.971747736629177</text:p>
              </table:table-cell>
              <table:table-cell office:value-type="float" office:value="0.420010664960276">
                <text:p>0.420010664960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430453776060771">
                <text:p>0.430453776060771</text:p>
              </table:table-cell>
              <table:table-cell office:value-type="float" office:value="0.977933191185004">
                <text:p>0.977933191185004</text:p>
              </table:table-cell>
              <table:table-cell office:value-type="float" office:value="0.430009331840242">
                <text:p>0.430009331840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440286350732807">
                <text:p>0.440286350732807</text:p>
              </table:table-cell>
              <table:table-cell office:value-type="float" office:value="0.983388564703345">
                <text:p>0.983388564703345</text:p>
              </table:table-cell>
              <table:table-cell office:value-type="float" office:value="0.440007998720207">
                <text:p>0.440007998720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0.450166002687522">
                <text:p>0.450166002687522</text:p>
              </table:table-cell>
              <table:table-cell office:value-type="float" office:value="0.988096920651598">
                <text:p>0.988096920651598</text:p>
              </table:table-cell>
              <table:table-cell office:value-type="float" office:value="0.450006665600172">
                <text:p>0.450006665600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1">
                <text:p>-0.400000000000001</text:p>
              </table:table-cell>
              <table:table-cell office:value-type="float" office:value="0.460085115444434">
                <text:p>0.460085115444434</text:p>
              </table:table-cell>
              <table:table-cell office:value-type="float" office:value="0.992043527001305">
                <text:p>0.992043527001305</text:p>
              </table:table-cell>
              <table:table-cell office:value-type="float" office:value="0.460005332480138">
                <text:p>0.460005332480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470035948235428">
                <text:p>0.470035948235428</text:p>
              </table:table-cell>
              <table:table-cell office:value-type="float" office:value="0.995215953332001">
                <text:p>0.995215953332001</text:p>
              </table:table-cell>
              <table:table-cell office:value-type="float" office:value="0.470003999360103">
                <text:p>0.470003999360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0.480010659844418">
                <text:p>0.480010659844418</text:p>
              </table:table-cell>
              <table:table-cell office:value-type="float" office:value="0.99760415350735">
                <text:p>0.99760415350735</text:p>
              </table:table-cell>
              <table:table-cell office:value-type="float" office:value="0.480002666240069">
                <text:p>0.4800026662400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0.490001333120034">
                <text:p>0.490001333120034</text:p>
              </table:table-cell>
              <table:table-cell office:value-type="float" office:value="0.999200532986523">
                <text:p>0.999200532986523</text:p>
              </table:table-cell>
              <table:table-cell office:value-type="float" office:value="0.490001333120034">
                <text:p>0.4900013331200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00000000000002">
                <text:p>1.000000000000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509998666879965">
                <text:p>0.509998666879965</text:p>
              </table:table-cell>
              <table:table-cell office:value-type="float" office:value="0.999999999999994">
                <text:p>0.999999999999994</text:p>
              </table:table-cell>
              <table:table-cell office:value-type="float" office:value="0.509998666879966">
                <text:p>0.509998666879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519989340155582">
                <text:p>0.519989340155582</text:p>
              </table:table-cell>
              <table:table-cell office:value-type="float" office:value="0.999200532986534">
                <text:p>0.999200532986534</text:p>
              </table:table-cell>
              <table:table-cell office:value-type="float" office:value="0.519997333759931">
                <text:p>0.5199973337599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529964051764572">
                <text:p>0.529964051764572</text:p>
              </table:table-cell>
              <table:table-cell office:value-type="float" office:value="0.997604153507355">
                <text:p>0.997604153507355</text:p>
              </table:table-cell>
              <table:table-cell office:value-type="float" office:value="0.529996000639896">
                <text:p>0.529996000639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539914884555566">
                <text:p>0.539914884555566</text:p>
              </table:table-cell>
              <table:table-cell office:value-type="float" office:value="0.99521595333199">
                <text:p>0.99521595333199</text:p>
              </table:table-cell>
              <table:table-cell office:value-type="float" office:value="0.539994667519862">
                <text:p>0.539994667519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49833997312478">
                <text:p>0.549833997312478</text:p>
              </table:table-cell>
              <table:table-cell office:value-type="float" office:value="0.992043527001322">
                <text:p>0.992043527001322</text:p>
              </table:table-cell>
              <table:table-cell office:value-type="float" office:value="0.549993334399827">
                <text:p>0.549993334399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559713649267193">
                <text:p>0.559713649267193</text:p>
              </table:table-cell>
              <table:table-cell office:value-type="float" office:value="0.988096920651593">
                <text:p>0.988096920651593</text:p>
              </table:table-cell>
              <table:table-cell office:value-type="float" office:value="0.559992001279793">
                <text:p>0.559992001279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569546223939229">
                <text:p>0.569546223939229</text:p>
              </table:table-cell>
              <table:table-cell office:value-type="float" office:value="0.983388564703345">
                <text:p>0.983388564703345</text:p>
              </table:table-cell>
              <table:table-cell office:value-type="float" office:value="0.569990668159758">
                <text:p>0.569990668159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79324252148749">
                <text:p>0.579324252148749</text:p>
              </table:table-cell>
              <table:table-cell office:value-type="float" office:value="0.977933191184993">
                <text:p>0.977933191184993</text:p>
              </table:table-cell>
              <table:table-cell office:value-type="float" office:value="0.579989335039724">
                <text:p>0.579989335039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589040434058665">
                <text:p>0.589040434058665</text:p>
              </table:table-cell>
              <table:table-cell office:value-type="float" office:value="0.971747736629183">
                <text:p>0.971747736629183</text:p>
              </table:table-cell>
              <table:table-cell office:value-type="float" office:value="0.589988001919689">
                <text:p>0.589988001919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598687660112452">
                <text:p>0.598687660112452</text:p>
              </table:table-cell>
              <table:table-cell office:value-type="float" office:value="0.964851231629408">
                <text:p>0.964851231629408</text:p>
              </table:table-cell>
              <table:table-cell office:value-type="float" office:value="0.599986668799655">
                <text:p>0.5999866687996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608259030746514">
                <text:p>0.608259030746514</text:p>
              </table:table-cell>
              <table:table-cell office:value-type="float" office:value="0.957264678278338">
                <text:p>0.957264678278338</text:p>
              </table:table-cell>
              <table:table-cell office:value-type="float" office:value="0.60998533567962">
                <text:p>0.60998533567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617747874769249">
                <text:p>0.617747874769249</text:p>
              </table:table-cell>
              <table:table-cell office:value-type="float" office:value="0.949010916820072">
                <text:p>0.949010916820072</text:p>
              </table:table-cell>
              <table:table-cell office:value-type="float" office:value="0.619984002559586">
                <text:p>0.619984002559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627147766313195">
                <text:p>0.627147766313195</text:p>
              </table:table-cell>
              <table:table-cell office:value-type="float" office:value="0.940114482939855">
                <text:p>0.940114482939855</text:p>
              </table:table-cell>
              <table:table-cell office:value-type="float" office:value="0.629982669439551">
                <text:p>0.629982669439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636452540281566">
                <text:p>0.636452540281566</text:p>
              </table:table-cell>
              <table:table-cell office:value-type="float" office:value="0.930601457181754">
                <text:p>0.930601457181754</text:p>
              </table:table-cell>
              <table:table-cell office:value-type="float" office:value="0.639981336319517">
                <text:p>0.6399813363195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645656306225795">
                <text:p>0.645656306225795</text:p>
              </table:table-cell>
              <table:table-cell office:value-type="float" office:value="0.920499308029841">
                <text:p>0.920499308029841</text:p>
              </table:table-cell>
              <table:table-cell office:value-type="float" office:value="0.649980003199482">
                <text:p>0.6499800031994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654753460606319">
                <text:p>0.654753460606319</text:p>
              </table:table-cell>
              <table:table-cell office:value-type="float" office:value="0.90983673020969">
                <text:p>0.90983673020969</text:p>
              </table:table-cell>
              <table:table-cell office:value-type="float" office:value="0.659978670079448">
                <text:p>0.6599786700794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663738697404352">
                <text:p>0.663738697404352</text:p>
              </table:table-cell>
              <table:table-cell office:value-type="float" office:value="0.898643479766008">
                <text:p>0.898643479766008</text:p>
              </table:table-cell>
              <table:table-cell office:value-type="float" office:value="0.669977336959413">
                <text:p>0.66997733695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67260701706776">
                <text:p>0.67260701706776</text:p>
              </table:table-cell>
              <table:table-cell office:value-type="float" office:value="0.886950207449901">
                <text:p>0.886950207449901</text:p>
              </table:table-cell>
              <table:table-cell office:value-type="float" office:value="0.679976003839379">
                <text:p>0.679976003839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681353733789025">
                <text:p>0.681353733789025</text:p>
              </table:table-cell>
              <table:table-cell office:value-type="float" office:value="0.874788291906305">
                <text:p>0.874788291906305</text:p>
              </table:table-cell>
              <table:table-cell office:value-type="float" office:value="0.689974670719344">
                <text:p>0.689974670719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689974481127612">
                <text:p>0.689974481127612</text:p>
              </table:table-cell>
              <table:table-cell office:value-type="float" office:value="0.862189674091495">
                <text:p>0.862189674091495</text:p>
              </table:table-cell>
              <table:table-cell office:value-type="float" office:value="0.69997333759931">
                <text:p>0.69997333759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698465216002538">
                <text:p>0.698465216002538</text:p>
              </table:table-cell>
              <table:table-cell office:value-type="float" office:value="0.849186694272142">
                <text:p>0.849186694272142</text:p>
              </table:table-cell>
              <table:table-cell office:value-type="float" office:value="0.709972004479275">
                <text:p>0.7099720044792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706822221093567">
                <text:p>0.706822221093567</text:p>
              </table:table-cell>
              <table:table-cell office:value-type="float" office:value="0.835811932866167">
                <text:p>0.835811932866167</text:p>
              </table:table-cell>
              <table:table-cell office:value-type="float" office:value="0.719970671359241">
                <text:p>0.719970671359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715042105700989">
                <text:p>0.715042105700989</text:p>
              </table:table-cell>
              <table:table-cell office:value-type="float" office:value="0.822098056281134">
                <text:p>0.822098056281134</text:p>
              </table:table-cell>
              <table:table-cell office:value-type="float" office:value="0.729969338239206">
                <text:p>0.729969338239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723121805124389">
                <text:p>0.723121805124389</text:p>
              </table:table-cell>
              <table:table-cell office:value-type="float" office:value="0.808077668792975">
                <text:p>0.808077668792975</text:p>
              </table:table-cell>
              <table:table-cell office:value-type="float" office:value="0.739968005119172">
                <text:p>0.739968005119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731058578630005">
                <text:p>0.731058578630005</text:p>
              </table:table-cell>
              <table:table-cell office:value-type="float" office:value="0.793783171386401">
                <text:p>0.793783171386401</text:p>
              </table:table-cell>
              <table:table-cell office:value-type="float" office:value="0.749966671999137">
                <text:p>0.7499666719991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738850006084249">
                <text:p>0.738850006084249</text:p>
              </table:table-cell>
              <table:table-cell office:value-type="float" office:value="0.779246628353608">
                <text:p>0.779246628353608</text:p>
              </table:table-cell>
              <table:table-cell office:value-type="float" office:value="0.759965338879103">
                <text:p>0.759965338879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746493983337662">
                <text:p>0.746493983337662</text:p>
              </table:table-cell>
              <table:table-cell office:value-type="float" office:value="0.764499642320282">
                <text:p>0.764499642320282</text:p>
              </table:table-cell>
              <table:table-cell office:value-type="float" office:value="0.769964005759068">
                <text:p>0.769964005759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753988716448948">
                <text:p>0.753988716448948</text:p>
              </table:table-cell>
              <table:table-cell office:value-type="float" office:value="0.749573238238702">
                <text:p>0.749573238238702</text:p>
              </table:table-cell>
              <table:table-cell office:value-type="float" office:value="0.779962672639034">
                <text:p>0.7799626726390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76133271484291">
                <text:p>0.76133271484291</text:p>
              </table:table-cell>
              <table:table-cell office:value-type="float" office:value="0.734497756763734">
                <text:p>0.734497756763734</text:p>
              </table:table-cell>
              <table:table-cell office:value-type="float" office:value="0.789961339518999">
                <text:p>0.789961339518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768524783499017">
                <text:p>0.768524783499017</text:p>
              </table:table-cell>
              <table:table-cell office:value-type="float" office:value="0.719302757302375">
                <text:p>0.719302757302375</text:p>
              </table:table-cell>
              <table:table-cell office:value-type="float" office:value="0.799960006398965">
                <text:p>0.7999600063989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775564014269073">
                <text:p>0.775564014269073</text:p>
              </table:table-cell>
              <table:table-cell office:value-type="float" office:value="0.70401693091311">
                <text:p>0.70401693091311</text:p>
              </table:table-cell>
              <table:table-cell office:value-type="float" office:value="0.80995867327893">
                <text:p>0.80995867327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782449776423112">
                <text:p>0.782449776423112</text:p>
              </table:table-cell>
              <table:table-cell office:value-type="float" office:value="0.688668023117777">
                <text:p>0.688668023117777</text:p>
              </table:table-cell>
              <table:table-cell office:value-type="float" office:value="0.819957340158896">
                <text:p>0.819957340158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789181706522253">
                <text:p>0.789181706522253</text:p>
              </table:table-cell>
              <table:table-cell office:value-type="float" office:value="0.673282766588534">
                <text:p>0.673282766588534</text:p>
              </table:table-cell>
              <table:table-cell office:value-type="float" office:value="0.829956007038861">
                <text:p>0.829956007038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795759697715908">
                <text:p>0.795759697715908</text:p>
              </table:table-cell>
              <table:table-cell office:value-type="float" office:value="0.657886823576038">
                <text:p>0.657886823576038</text:p>
              </table:table-cell>
              <table:table-cell office:value-type="float" office:value="0.839954673918827">
                <text:p>0.839954673918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802183888558582">
                <text:p>0.802183888558582</text:p>
              </table:table-cell>
              <table:table-cell office:value-type="float" office:value="0.642504737861196">
                <text:p>0.642504737861196</text:p>
              </table:table-cell>
              <table:table-cell office:value-type="float" office:value="0.849953340798792">
                <text:p>0.849953340798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808454651438532">
                <text:p>0.808454651438532</text:p>
              </table:table-cell>
              <table:table-cell office:value-type="float" office:value="0.627159895937277">
                <text:p>0.627159895937277</text:p>
              </table:table-cell>
              <table:table-cell office:value-type="float" office:value="0.859952007678758">
                <text:p>0.859952007678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814572580707017">
                <text:p>0.814572580707017</text:p>
              </table:table-cell>
              <table:table-cell office:value-type="float" office:value="0.611874497063585">
                <text:p>0.611874497063585</text:p>
              </table:table-cell>
              <table:table-cell office:value-type="float" office:value="0.869950674558723">
                <text:p>0.869950674558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820538480592673">
                <text:p>0.820538480592673</text:p>
              </table:table-cell>
              <table:table-cell office:value-type="float" office:value="0.596669531776234">
                <text:p>0.596669531776234</text:p>
              </table:table-cell>
              <table:table-cell office:value-type="float" office:value="0.879949341438688">
                <text:p>0.8799493414386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826353352980995">
                <text:p>0.826353352980995</text:p>
              </table:table-cell>
              <table:table-cell office:value-type="float" office:value="0.58156476839658">
                <text:p>0.58156476839658</text:p>
              </table:table-cell>
              <table:table-cell office:value-type="float" office:value="0.889948008318654">
                <text:p>0.8899480083186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832018385133924">
                <text:p>0.832018385133924</text:p>
              </table:table-cell>
              <table:table-cell office:value-type="float" office:value="0.566578747040827">
                <text:p>0.566578747040827</text:p>
              </table:table-cell>
              <table:table-cell office:value-type="float" office:value="0.899946675198619">
                <text:p>0.899946675198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837534937419304">
                <text:p>0.837534937419304</text:p>
              </table:table-cell>
              <table:table-cell office:value-type="float" office:value="0.551728780607055">
                <text:p>0.551728780607055</text:p>
              </table:table-cell>
              <table:table-cell office:value-type="float" office:value="0.909945342078585">
                <text:p>0.9099453420785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842904531114547">
                <text:p>0.842904531114547</text:p>
              </table:table-cell>
              <table:table-cell office:value-type="float" office:value="0.537030962197812">
                <text:p>0.537030962197812</text:p>
              </table:table-cell>
              <table:table-cell office:value-type="float" office:value="0.91994400895855">
                <text:p>0.91994400895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84812883634334">
                <text:p>0.84812883634334</text:p>
              </table:table-cell>
              <table:table-cell office:value-type="float" office:value="0.522500178424937">
                <text:p>0.522500178424937</text:p>
              </table:table-cell>
              <table:table-cell office:value-type="float" office:value="0.929942675838516">
                <text:p>0.929942675838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853209660198617">
                <text:p>0.853209660198617</text:p>
              </table:table-cell>
              <table:table-cell office:value-type="float" office:value="0.50815012803932">
                <text:p>0.50815012803932</text:p>
              </table:table-cell>
              <table:table-cell office:value-type="float" office:value="0.939941342718481">
                <text:p>0.9399413427184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858148935099512">
                <text:p>0.858148935099512</text:p>
              </table:table-cell>
              <table:table-cell office:value-type="float" office:value="0.493993345331999">
                <text:p>0.493993345331999</text:p>
              </table:table-cell>
              <table:table-cell office:value-type="float" office:value="0.949940009598447">
                <text:p>0.9499400095984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86294870742454">
                <text:p>0.86294870742454</text:p>
              </table:table-cell>
              <table:table-cell office:value-type="float" office:value="0.480041227760627">
                <text:p>0.480041227760627</text:p>
              </table:table-cell>
              <table:table-cell office:value-type="float" office:value="0.959938676478412">
                <text:p>0.959938676478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867611126457934">
                <text:p>0.867611126457934</text:p>
              </table:table-cell>
              <table:table-cell office:value-type="float" office:value="0.466304067268862">
                <text:p>0.466304067268862</text:p>
              </table:table-cell>
              <table:table-cell office:value-type="float" office:value="0.969937343358378">
                <text:p>0.969937343358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872138433680918">
                <text:p>0.872138433680918</text:p>
              </table:table-cell>
              <table:table-cell office:value-type="float" office:value="0.452791084785058">
                <text:p>0.452791084785058</text:p>
              </table:table-cell>
              <table:table-cell office:value-type="float" office:value="0.979936010238343">
                <text:p>0.979936010238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876532952434776">
                <text:p>0.876532952434776</text:p>
              </table:table-cell>
              <table:table-cell office:value-type="float" office:value="0.43951046740668">
                <text:p>0.43951046740668</text:p>
              </table:table-cell>
              <table:table-cell office:value-type="float" office:value="0.989934677118309">
                <text:p>0.9899346771183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880797077977882">
                <text:p>0.880797077977882</text:p>
              </table:table-cell>
              <table:table-cell office:value-type="float" office:value="0.426469407801805">
                <text:p>0.426469407801805</text:p>
              </table:table-cell>
              <table:table-cell office:value-type="float" office:value="0.999933343998274">
                <text:p>0.999933343998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38cm" svg:y="3.954cm" style:legend-expansion="high" chart:style-name="ch2"/>
        <chart:plot-area chart:style-name="ch3" table:cell-range-address="Logistic.H31:Logistic.I40" svg:x="0.319cm" svg:y="0.18cm" svg:width="11cm" svg:height="8.645cm">
          <chartooo:coordinate-region svg:x="0.755cm" svg:y="0.379cm" svg:width="10.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istic.I31:Logistic.I40" chart:class="chart:scatter">
            <chart:domain table:cell-range-address="Logistic.H31:Logistic.H40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Logistic.H31:Logistic.H40</svg:desc>
                </draw:g>
              </table:table-cell>
              <table:table-cell office:value-type="float" office:value="5">
                <text:p>5</text:p>
                <draw:g>
                  <svg:desc>Logistic.I31:Logistic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